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mp" table:style-name="ta1">
        <table:shapes>
          <draw:frame draw:z-index="0" draw:style-name="gr1" draw:text-style-name="P1" svg:width="6.2988in" svg:height="3.5429in" svg:x="5.3732in" svg:y="0.0394in">
            <draw:object draw:notify-on-update-of-ranges="Ramp.A1:Ramp.A1 Ramp.A2:Ramp.A522 Ramp.B1:Ramp.B1 Ramp.B2:Ramp.B522 Ramp.A1:Ramp.A1 Ramp.A2:Ramp.A522 Ramp.C1:Ramp.C1 Ramp.C2:Ramp.C5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228in" svg:y="61.339in">
            <draw:object draw:notify-on-update-of-ranges="Ramp.A162:Ramp.A362 Ramp.B162:Ramp.B3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122in" svg:y="61.322in">
            <draw:object draw:notify-on-update-of-ranges="Ramp.A162:Ramp.A362 Ramp.C162:Ramp.C3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75" calcext:value-type="float">
            <text:p>0.0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25" calcext:value-type="float">
            <text:p>0.0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75" calcext:value-type="float">
            <text:p>0.0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75" calcext:value-type="float">
            <text:p>0.0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75" calcext:value-type="float">
            <text:p>0.0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75" calcext:value-type="float">
            <text:p>0.0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25" calcext:value-type="float">
            <text:p>0.0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25" calcext:value-type="float">
            <text:p>0.1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75" calcext:value-type="float">
            <text:p>0.1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25" calcext:value-type="float">
            <text:p>0.1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75" calcext:value-type="float">
            <text:p>0.1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25" calcext:value-type="float">
            <text:p>0.1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75" calcext:value-type="float">
            <text:p>0.1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25" calcext:value-type="float">
            <text:p>0.1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75" calcext:value-type="float">
            <text:p>0.1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25" calcext:value-type="float">
            <text:p>0.1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75" calcext:value-type="float">
            <text:p>0.1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725" calcext:value-type="float">
            <text:p>0.1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775" calcext:value-type="float">
            <text:p>0.1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25" calcext:value-type="float">
            <text:p>0.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925" calcext:value-type="float">
            <text:p>0.1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975" calcext:value-type="float">
            <text:p>0.1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025" calcext:value-type="float">
            <text:p>0.2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075" calcext:value-type="float">
            <text:p>0.2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125" calcext:value-type="float">
            <text:p>0.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175" calcext:value-type="float">
            <text:p>0.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25" calcext:value-type="float">
            <text:p>0.2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75" calcext:value-type="float">
            <text:p>0.2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25" calcext:value-type="float">
            <text:p>0.2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75" calcext:value-type="float">
            <text:p>0.2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425" calcext:value-type="float">
            <text:p>0.2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475" calcext:value-type="float">
            <text:p>0.2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25" calcext:value-type="float">
            <text:p>0.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75" calcext:value-type="float">
            <text:p>0.2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25" calcext:value-type="float">
            <text:p>0.2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75" calcext:value-type="float">
            <text:p>0.2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725" calcext:value-type="float">
            <text:p>0.2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775" calcext:value-type="float">
            <text:p>0.2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25" calcext:value-type="float">
            <text:p>0.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75" calcext:value-type="float">
            <text:p>0.2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925" calcext:value-type="float">
            <text:p>0.2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975" calcext:value-type="float">
            <text:p>0.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025" calcext:value-type="float">
            <text:p>0.3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075" calcext:value-type="float">
            <text:p>0.3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175" calcext:value-type="float">
            <text:p>0.3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25" calcext:value-type="float">
            <text:p>0.3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75" calcext:value-type="float">
            <text:p>0.3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25" calcext:value-type="float">
            <text:p>0.3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75" calcext:value-type="float">
            <text:p>0.3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425" calcext:value-type="float">
            <text:p>0.3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3475" calcext:value-type="float">
            <text:p>0.347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0.3575" calcext:value-type="float">
            <text:p>0.357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0.3625" calcext:value-type="float">
            <text:p>0.362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0.3725" calcext:value-type="float">
            <text:p>0.3725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3775" calcext:value-type="float">
            <text:p>0.3775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0.3875" calcext:value-type="float">
            <text:p>0.387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0.3925" calcext:value-type="float">
            <text:p>0.3925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0.4075" calcext:value-type="float">
            <text:p>0.4075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0.4325" calcext:value-type="float">
            <text:p>0.432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4475" calcext:value-type="float">
            <text:p>0.4475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4525" calcext:value-type="float">
            <text:p>0.4525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0.4625" calcext:value-type="float">
            <text:p>0.4625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4675" calcext:value-type="float">
            <text:p>0.4675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0.4775" calcext:value-type="float">
            <text:p>0.4775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4825" calcext:value-type="float">
            <text:p>0.4825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.4925" calcext:value-type="float">
            <text:p>0.4925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.4975" calcext:value-type="float">
            <text:p>0.4975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.5025" calcext:value-type="float">
            <text:p>0.5025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73" calcext:value-type="float">
            <text:p>173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0.5075" calcext:value-type="float">
            <text:p>0.5075</text:p>
          </table:table-cell>
          <table:table-cell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.5125" calcext:value-type="float">
            <text:p>0.5125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.5225" calcext:value-type="float">
            <text:p>0.5225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5275" calcext:value-type="float">
            <text:p>0.5275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5325" calcext:value-type="float">
            <text:p>0.5325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0.5375" calcext:value-type="float">
            <text:p>0.5375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0.5425" calcext:value-type="float">
            <text:p>0.5425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5475" calcext:value-type="float">
            <text:p>0.5475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0.5525" calcext:value-type="float">
            <text:p>0.5525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5575" calcext:value-type="float">
            <text:p>0.5575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5675" calcext:value-type="float">
            <text:p>0.5675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5725" calcext:value-type="float">
            <text:p>0.5725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0.5775" calcext:value-type="float">
            <text:p>0.5775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5825" calcext:value-type="float">
            <text:p>0.5825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5875" calcext:value-type="float">
            <text:p>0.5875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5975" calcext:value-type="float">
            <text:p>0.5975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9" calcext:value-type="float">
            <text:p>229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6025" calcext:value-type="float">
            <text:p>0.6025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230" calcext:value-type="float">
            <text:p>230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6075" calcext:value-type="float">
            <text:p>0.6075</text:p>
          </table:table-cell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6125" calcext:value-type="float">
            <text:p>0.6125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6175" calcext:value-type="float">
            <text:p>0.6175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6225" calcext:value-type="float">
            <text:p>0.6225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6275" calcext:value-type="float">
            <text:p>0.6275</text:p>
          </table:table-cell>
          <table:table-cell office:value-type="float" office:value="255" calcext:value-type="float">
            <text:p>255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6325" calcext:value-type="float">
            <text:p>0.6325</text:p>
          </table:table-cell>
          <table:table-cell office:value-type="float" office:value="256" calcext:value-type="float">
            <text:p>256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6375" calcext:value-type="float">
            <text:p>0.6375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6425" calcext:value-type="float">
            <text:p>0.6425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64" calcext:value-type="float">
            <text:p>264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6475" calcext:value-type="float">
            <text:p>0.6475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64" calcext:value-type="float">
            <text:p>264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6525" calcext:value-type="float">
            <text:p>0.6525</text:p>
          </table:table-cell>
          <table:table-cell office:value-type="float" office:value="266" calcext:value-type="float">
            <text:p>266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6575" calcext:value-type="float">
            <text:p>0.6575</text:p>
          </table:table-cell>
          <table:table-cell office:value-type="float" office:value="274" calcext:value-type="float">
            <text:p>274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6625" calcext:value-type="float">
            <text:p>0.6625</text:p>
          </table:table-cell>
          <table:table-cell office:value-type="float" office:value="270" calcext:value-type="float">
            <text:p>270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269" calcext:value-type="float">
            <text:p>269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6675" calcext:value-type="float">
            <text:p>0.6675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6725" calcext:value-type="float">
            <text:p>0.6725</text:p>
          </table:table-cell>
          <table:table-cell office:value-type="float" office:value="282" calcext:value-type="float">
            <text:p>282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80" calcext:value-type="float">
            <text:p>280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6775" calcext:value-type="float">
            <text:p>0.6775</text:p>
          </table:table-cell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6825" calcext:value-type="float">
            <text:p>0.6825</text:p>
          </table:table-cell>
          <table:table-cell office:value-type="float" office:value="280" calcext:value-type="float">
            <text:p>280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93" calcext:value-type="float">
            <text:p>293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291" calcext:value-type="float">
            <text:p>291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297" calcext:value-type="float">
            <text:p>297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6975" calcext:value-type="float">
            <text:p>0.6975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7025" calcext:value-type="float">
            <text:p>0.7025</text:p>
          </table:table-cell>
          <table:table-cell office:value-type="float" office:value="299" calcext:value-type="float">
            <text:p>299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99" calcext:value-type="float">
            <text:p>299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7075" calcext:value-type="float">
            <text:p>0.7075</text:p>
          </table:table-cell>
          <table:table-cell office:value-type="float" office:value="302" calcext:value-type="float">
            <text:p>302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05" calcext:value-type="float">
            <text:p>305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7125" calcext:value-type="float">
            <text:p>0.7125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7175" calcext:value-type="float">
            <text:p>0.7175</text:p>
          </table:table-cell>
          <table:table-cell office:value-type="float" office:value="304" calcext:value-type="float">
            <text:p>304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7225" calcext:value-type="float">
            <text:p>0.7225</text:p>
          </table:table-cell>
          <table:table-cell office:value-type="float" office:value="304" calcext:value-type="float">
            <text:p>304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05" calcext:value-type="float">
            <text:p>305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7275" calcext:value-type="float">
            <text:p>0.7275</text:p>
          </table:table-cell>
          <table:table-cell office:value-type="float" office:value="308" calcext:value-type="float">
            <text:p>308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7325" calcext:value-type="float">
            <text:p>0.7325</text:p>
          </table:table-cell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0.7375" calcext:value-type="float">
            <text:p>0.7375</text:p>
          </table:table-cell>
          <table:table-cell office:value-type="float" office:value="316" calcext:value-type="float">
            <text:p>316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23" calcext:value-type="float">
            <text:p>323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7425" calcext:value-type="float">
            <text:p>0.7425</text:p>
          </table:table-cell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7475" calcext:value-type="float">
            <text:p>0.7475</text:p>
          </table:table-cell>
          <table:table-cell office:value-type="float" office:value="322" calcext:value-type="float">
            <text:p>322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26" calcext:value-type="float">
            <text:p>326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0.7525" calcext:value-type="float">
            <text:p>0.7525</text:p>
          </table:table-cell>
          <table:table-cell office:value-type="float" office:value="334" calcext:value-type="float">
            <text:p>334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329" calcext:value-type="float">
            <text:p>329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7575" calcext:value-type="float">
            <text:p>0.7575</text:p>
          </table:table-cell>
          <table:table-cell office:value-type="float" office:value="329" calcext:value-type="float">
            <text:p>329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9" calcext:value-type="float">
            <text:p>329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7625" calcext:value-type="float">
            <text:p>0.7625</text:p>
          </table:table-cell>
          <table:table-cell office:value-type="float" office:value="333" calcext:value-type="float">
            <text:p>333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7675" calcext:value-type="float">
            <text:p>0.7675</text:p>
          </table:table-cell>
          <table:table-cell office:value-type="float" office:value="335" calcext:value-type="float">
            <text:p>335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37" calcext:value-type="float">
            <text:p>337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7725" calcext:value-type="float">
            <text:p>0.7725</text:p>
          </table:table-cell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348" calcext:value-type="float">
            <text:p>34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0.7775" calcext:value-type="float">
            <text:p>0.7775</text:p>
          </table:table-cell>
          <table:table-cell office:value-type="float" office:value="346" calcext:value-type="float">
            <text:p>346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49" calcext:value-type="float">
            <text:p>349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0.7825" calcext:value-type="float">
            <text:p>0.7825</text:p>
          </table:table-cell>
          <table:table-cell office:value-type="float" office:value="353" calcext:value-type="float">
            <text:p>353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346" calcext:value-type="float">
            <text:p>346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7875" calcext:value-type="float">
            <text:p>0.7875</text:p>
          </table:table-cell>
          <table:table-cell office:value-type="float" office:value="346" calcext:value-type="float">
            <text:p>346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51" calcext:value-type="float">
            <text:p>351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7925" calcext:value-type="float">
            <text:p>0.7925</text:p>
          </table:table-cell>
          <table:table-cell office:value-type="float" office:value="354" calcext:value-type="float">
            <text:p>354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0.7975" calcext:value-type="float">
            <text:p>0.7975</text:p>
          </table:table-cell>
          <table:table-cell office:value-type="float" office:value="359" calcext:value-type="float">
            <text:p>359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60" calcext:value-type="float">
            <text:p>360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0.8025" calcext:value-type="float">
            <text:p>0.8025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365" calcext:value-type="float">
            <text:p>36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075" calcext:value-type="float">
            <text:p>0.8075</text:p>
          </table:table-cell>
          <table:table-cell office:value-type="float" office:value="371" calcext:value-type="float">
            <text:p>371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63" calcext:value-type="float">
            <text:p>363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367" calcext:value-type="float">
            <text:p>367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175" calcext:value-type="float">
            <text:p>0.8175</text:p>
          </table:table-cell>
          <table:table-cell office:value-type="float" office:value="367" calcext:value-type="float">
            <text:p>367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67" calcext:value-type="float">
            <text:p>367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225" calcext:value-type="float">
            <text:p>0.8225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372" calcext:value-type="float">
            <text:p>372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275" calcext:value-type="float">
            <text:p>0.8275</text:p>
          </table:table-cell>
          <table:table-cell office:value-type="float" office:value="371" calcext:value-type="float">
            <text:p>371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77" calcext:value-type="float">
            <text:p>377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0.8325" calcext:value-type="float">
            <text:p>0.8325</text:p>
          </table:table-cell>
          <table:table-cell office:value-type="float" office:value="371" calcext:value-type="float">
            <text:p>371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378" calcext:value-type="float">
            <text:p>378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0.8375" calcext:value-type="float">
            <text:p>0.8375</text:p>
          </table:table-cell>
          <table:table-cell office:value-type="float" office:value="379" calcext:value-type="float">
            <text:p>379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84" calcext:value-type="float">
            <text:p>384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0.8425" calcext:value-type="float">
            <text:p>0.8425</text:p>
          </table:table-cell>
          <table:table-cell office:value-type="float" office:value="381" calcext:value-type="float">
            <text:p>381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385" calcext:value-type="float">
            <text:p>385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0.8475" calcext:value-type="float">
            <text:p>0.8475</text:p>
          </table:table-cell>
          <table:table-cell office:value-type="float" office:value="393" calcext:value-type="float">
            <text:p>393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88" calcext:value-type="float">
            <text:p>388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0.8525" calcext:value-type="float">
            <text:p>0.8525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386" calcext:value-type="float">
            <text:p>386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0.8575" calcext:value-type="float">
            <text:p>0.8575</text:p>
          </table:table-cell>
          <table:table-cell office:value-type="float" office:value="386" calcext:value-type="float">
            <text:p>386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91" calcext:value-type="float">
            <text:p>391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397" calcext:value-type="float">
            <text:p>397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0.8675" calcext:value-type="float">
            <text:p>0.8675</text:p>
          </table:table-cell>
          <table:table-cell office:value-type="float" office:value="399" calcext:value-type="float">
            <text:p>399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02" calcext:value-type="float">
            <text:p>402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0.8725" calcext:value-type="float">
            <text:p>0.8725</text:p>
          </table:table-cell>
          <table:table-cell office:value-type="float" office:value="405" calcext:value-type="float">
            <text:p>405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09" calcext:value-type="float">
            <text:p>409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0.8775" calcext:value-type="float">
            <text:p>0.8775</text:p>
          </table:table-cell>
          <table:table-cell office:value-type="float" office:value="405" calcext:value-type="float">
            <text:p>405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04" calcext:value-type="float">
            <text:p>404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0.8825" calcext:value-type="float">
            <text:p>0.8825</text:p>
          </table:table-cell>
          <table:table-cell office:value-type="float" office:value="412" calcext:value-type="float">
            <text:p>412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411" calcext:value-type="float">
            <text:p>411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417" calcext:value-type="float">
            <text:p>417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0.8925" calcext:value-type="float">
            <text:p>0.8925</text:p>
          </table:table-cell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420" calcext:value-type="float">
            <text:p>420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0.8975" calcext:value-type="float">
            <text:p>0.8975</text:p>
          </table:table-cell>
          <table:table-cell office:value-type="float" office:value="418" calcext:value-type="float">
            <text:p>418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21" calcext:value-type="float">
            <text:p>421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418" calcext:value-type="float">
            <text:p>418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423" calcext:value-type="float">
            <text:p>423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0.9075" calcext:value-type="float">
            <text:p>0.9075</text:p>
          </table:table-cell>
          <table:table-cell office:value-type="float" office:value="427" calcext:value-type="float">
            <text:p>427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24" calcext:value-type="float">
            <text:p>424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formula="of:=142/626" office:value-type="float" office:value="0.226837060702875" calcext:value-type="float">
            <text:p>0.23</text:p>
          </table:table-cell>
          <table:table-cell table:style-name="ce2" table:formula="of:=140/661" office:value-type="float" office:value="0.211800302571861" calcext:value-type="float">
            <text:p>0.21</text:p>
          </table:table-cell>
        </table:table-row>
        <table:table-row table:style-name="ro1">
          <table:table-cell office:value-type="float" office:value="0.9125" calcext:value-type="float">
            <text:p>0.9125</text:p>
          </table:table-cell>
          <table:table-cell office:value-type="float" office:value="423" calcext:value-type="float">
            <text:p>423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422" calcext:value-type="float">
            <text:p>422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0.9175" calcext:value-type="float">
            <text:p>0.9175</text:p>
          </table:table-cell>
          <table:table-cell office:value-type="float" office:value="426" calcext:value-type="float">
            <text:p>426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29" calcext:value-type="float">
            <text:p>429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0.9225" calcext:value-type="float">
            <text:p>0.9225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435" calcext:value-type="float">
            <text:p>435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0.9275" calcext:value-type="float">
            <text:p>0.9275</text:p>
          </table:table-cell>
          <table:table-cell office:value-type="float" office:value="437" calcext:value-type="float">
            <text:p>437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41" calcext:value-type="float">
            <text:p>441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0.9325" calcext:value-type="float">
            <text:p>0.9325</text:p>
          </table:table-cell>
          <table:table-cell office:value-type="float" office:value="440" calcext:value-type="float">
            <text:p>440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439" calcext:value-type="float">
            <text:p>439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442" calcext:value-type="float">
            <text:p>442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43" calcext:value-type="float">
            <text:p>443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0.9425" calcext:value-type="float">
            <text:p>0.9425</text:p>
          </table:table-cell>
          <table:table-cell office:value-type="float" office:value="449" calcext:value-type="float">
            <text:p>449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0.9475" calcext:value-type="float">
            <text:p>0.9475</text:p>
          </table:table-cell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57" calcext:value-type="float">
            <text:p>457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0.9525" calcext:value-type="float">
            <text:p>0.9525</text:p>
          </table:table-cell>
          <table:table-cell office:value-type="float" office:value="455" calcext:value-type="float">
            <text:p>45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460" calcext:value-type="float">
            <text:p>460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0.9575" calcext:value-type="float">
            <text:p>0.9575</text:p>
          </table:table-cell>
          <table:table-cell office:value-type="float" office:value="457" calcext:value-type="float">
            <text:p>457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61" calcext:value-type="float">
            <text:p>461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0.9625" calcext:value-type="float">
            <text:p>0.9625</text:p>
          </table:table-cell>
          <table:table-cell office:value-type="float" office:value="466" calcext:value-type="float">
            <text:p>466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471" calcext:value-type="float">
            <text:p>471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0.9675" calcext:value-type="float">
            <text:p>0.9675</text:p>
          </table:table-cell>
          <table:table-cell office:value-type="float" office:value="464" calcext:value-type="float">
            <text:p>464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0.9725" calcext:value-type="float">
            <text:p>0.9725</text:p>
          </table:table-cell>
          <table:table-cell office:value-type="float" office:value="467" calcext:value-type="float">
            <text:p>467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69" calcext:value-type="float">
            <text:p>469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0.9775" calcext:value-type="float">
            <text:p>0.9775</text:p>
          </table:table-cell>
          <table:table-cell office:value-type="float" office:value="468" calcext:value-type="float">
            <text:p>468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75" calcext:value-type="float">
            <text:p>475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478" calcext:value-type="float">
            <text:p>478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0.9875" calcext:value-type="float">
            <text:p>0.9875</text:p>
          </table:table-cell>
          <table:table-cell office:value-type="float" office:value="473" calcext:value-type="float">
            <text:p>473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72" calcext:value-type="float">
            <text:p>472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0.9925" calcext:value-type="float">
            <text:p>0.9925</text:p>
          </table:table-cell>
          <table:table-cell office:value-type="float" office:value="469" calcext:value-type="float">
            <text:p>469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478" calcext:value-type="float">
            <text:p>478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0.9975" calcext:value-type="float">
            <text:p>0.9975</text:p>
          </table:table-cell>
          <table:table-cell office:value-type="float" office:value="480" calcext:value-type="float">
            <text:p>480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0025" calcext:value-type="float">
            <text:p>1.0025</text:p>
          </table:table-cell>
          <table:table-cell office:value-type="float" office:value="479" calcext:value-type="float">
            <text:p>479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482" calcext:value-type="float">
            <text:p>482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0075" calcext:value-type="float">
            <text:p>1.0075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84" calcext:value-type="float">
            <text:p>484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0125" calcext:value-type="float">
            <text:p>1.0125</text:p>
          </table:table-cell>
          <table:table-cell office:value-type="float" office:value="475" calcext:value-type="float">
            <text:p>47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479" calcext:value-type="float">
            <text:p>479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1.0175" calcext:value-type="float">
            <text:p>1.0175</text:p>
          </table:table-cell>
          <table:table-cell office:value-type="float" office:value="485" calcext:value-type="float">
            <text:p>485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0225" calcext:value-type="float">
            <text:p>1.0225</text:p>
          </table:table-cell>
          <table:table-cell office:value-type="float" office:value="487" calcext:value-type="float">
            <text:p>487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479" calcext:value-type="float">
            <text:p>479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0275" calcext:value-type="float">
            <text:p>1.0275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80" calcext:value-type="float">
            <text:p>480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0325" calcext:value-type="float">
            <text:p>1.0325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480" calcext:value-type="float">
            <text:p>480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0375" calcext:value-type="float">
            <text:p>1.0375</text:p>
          </table:table-cell>
          <table:table-cell office:value-type="float" office:value="484" calcext:value-type="float">
            <text:p>484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0425" calcext:value-type="float">
            <text:p>1.0425</text:p>
          </table:table-cell>
          <table:table-cell office:value-type="float" office:value="492" calcext:value-type="float">
            <text:p>492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480" calcext:value-type="float">
            <text:p>480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0475" calcext:value-type="float">
            <text:p>1.0475</text:p>
          </table:table-cell>
          <table:table-cell office:value-type="float" office:value="479" calcext:value-type="float">
            <text:p>479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0" calcext:value-type="float">
            <text:p>480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0525" calcext:value-type="float">
            <text:p>1.0525</text:p>
          </table:table-cell>
          <table:table-cell office:value-type="float" office:value="495" calcext:value-type="float">
            <text:p>495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482" calcext:value-type="float">
            <text:p>482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0575" calcext:value-type="float">
            <text:p>1.0575</text:p>
          </table:table-cell>
          <table:table-cell office:value-type="float" office:value="476" calcext:value-type="float">
            <text:p>476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75" calcext:value-type="float">
            <text:p>475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480" calcext:value-type="float">
            <text:p>480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487" calcext:value-type="float">
            <text:p>487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0675" calcext:value-type="float">
            <text:p>1.0675</text:p>
          </table:table-cell>
          <table:table-cell office:value-type="float" office:value="485" calcext:value-type="float">
            <text:p>485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77" calcext:value-type="float">
            <text:p>477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1.0725" calcext:value-type="float">
            <text:p>1.0725</text:p>
          </table:table-cell>
          <table:table-cell office:value-type="float" office:value="483" calcext:value-type="float">
            <text:p>483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487" calcext:value-type="float">
            <text:p>487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1.0775" calcext:value-type="float">
            <text:p>1.0775</text:p>
          </table:table-cell>
          <table:table-cell office:value-type="float" office:value="487" calcext:value-type="float">
            <text:p>487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82" calcext:value-type="float">
            <text:p>482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1.0825" calcext:value-type="float">
            <text:p>1.0825</text:p>
          </table:table-cell>
          <table:table-cell office:value-type="float" office:value="479" calcext:value-type="float">
            <text:p>47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488" calcext:value-type="float">
            <text:p>488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.0875" calcext:value-type="float">
            <text:p>1.0875</text:p>
          </table:table-cell>
          <table:table-cell office:value-type="float" office:value="495" calcext:value-type="float">
            <text:p>495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88" calcext:value-type="float">
            <text:p>488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.0925" calcext:value-type="float">
            <text:p>1.0925</text:p>
          </table:table-cell>
          <table:table-cell office:value-type="float" office:value="486" calcext:value-type="float">
            <text:p>486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485" calcext:value-type="float">
            <text:p>485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0975" calcext:value-type="float">
            <text:p>1.0975</text:p>
          </table:table-cell>
          <table:table-cell office:value-type="float" office:value="481" calcext:value-type="float">
            <text:p>481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77" calcext:value-type="float">
            <text:p>477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480" calcext:value-type="float">
            <text:p>48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485" calcext:value-type="float">
            <text:p>485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.1075" calcext:value-type="float">
            <text:p>1.1075</text:p>
          </table:table-cell>
          <table:table-cell office:value-type="float" office:value="494" calcext:value-type="float">
            <text:p>494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85" calcext:value-type="float">
            <text:p>485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1.1125" calcext:value-type="float">
            <text:p>1.1125</text:p>
          </table:table-cell>
          <table:table-cell office:value-type="float" office:value="484" calcext:value-type="float">
            <text:p>484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489" calcext:value-type="float">
            <text:p>48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1175" calcext:value-type="float">
            <text:p>1.1175</text:p>
          </table:table-cell>
          <table:table-cell office:value-type="float" office:value="492" calcext:value-type="float">
            <text:p>492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90" calcext:value-type="float">
            <text:p>490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1225" calcext:value-type="float">
            <text:p>1.1225</text:p>
          </table:table-cell>
          <table:table-cell office:value-type="float" office:value="478" calcext:value-type="float">
            <text:p>478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76" calcext:value-type="float">
            <text:p>476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1.1275" calcext:value-type="float">
            <text:p>1.1275</text:p>
          </table:table-cell>
          <table:table-cell office:value-type="float" office:value="478" calcext:value-type="float">
            <text:p>478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85" calcext:value-type="float">
            <text:p>485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1325" calcext:value-type="float">
            <text:p>1.1325</text:p>
          </table:table-cell>
          <table:table-cell office:value-type="float" office:value="474" calcext:value-type="float">
            <text:p>474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473" calcext:value-type="float">
            <text:p>473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1.1375" calcext:value-type="float">
            <text:p>1.1375</text:p>
          </table:table-cell>
          <table:table-cell office:value-type="float" office:value="478" calcext:value-type="float">
            <text:p>478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80" calcext:value-type="float">
            <text:p>480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1.1425" calcext:value-type="float">
            <text:p>1.1425</text:p>
          </table:table-cell>
          <table:table-cell office:value-type="float" office:value="488" calcext:value-type="float">
            <text:p>488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484" calcext:value-type="float">
            <text:p>484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.1475" calcext:value-type="float">
            <text:p>1.1475</text:p>
          </table:table-cell>
          <table:table-cell office:value-type="float" office:value="481" calcext:value-type="float">
            <text:p>481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0" calcext:value-type="float">
            <text:p>480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1525" calcext:value-type="float">
            <text:p>1.1525</text:p>
          </table:table-cell>
          <table:table-cell office:value-type="float" office:value="485" calcext:value-type="float">
            <text:p>485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481" calcext:value-type="float">
            <text:p>481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1.1575" calcext:value-type="float">
            <text:p>1.1575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489" calcext:value-type="float">
            <text:p>489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1625" calcext:value-type="float">
            <text:p>1.1625</text:p>
          </table:table-cell>
          <table:table-cell office:value-type="float" office:value="492" calcext:value-type="float">
            <text:p>492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490" calcext:value-type="float">
            <text:p>490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1675" calcext:value-type="float">
            <text:p>1.1675</text:p>
          </table:table-cell>
          <table:table-cell office:value-type="float" office:value="483" calcext:value-type="float">
            <text:p>483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84" calcext:value-type="float">
            <text:p>484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1725" calcext:value-type="float">
            <text:p>1.1725</text:p>
          </table:table-cell>
          <table:table-cell office:value-type="float" office:value="486" calcext:value-type="float">
            <text:p>486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86" calcext:value-type="float">
            <text:p>486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.1775" calcext:value-type="float">
            <text:p>1.1775</text:p>
          </table:table-cell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89" calcext:value-type="float">
            <text:p>489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1825" calcext:value-type="float">
            <text:p>1.1825</text:p>
          </table:table-cell>
          <table:table-cell office:value-type="float" office:value="496" calcext:value-type="float">
            <text:p>496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482" calcext:value-type="float">
            <text:p>482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479" calcext:value-type="float">
            <text:p>479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80" calcext:value-type="float">
            <text:p>480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1925" calcext:value-type="float">
            <text:p>1.1925</text:p>
          </table:table-cell>
          <table:table-cell office:value-type="float" office:value="483" calcext:value-type="float">
            <text:p>483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488" calcext:value-type="float">
            <text:p>488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1975" calcext:value-type="float">
            <text:p>1.1975</text:p>
          </table:table-cell>
          <table:table-cell office:value-type="float" office:value="476" calcext:value-type="float">
            <text:p>476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73" calcext:value-type="float">
            <text:p>473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2025" calcext:value-type="float">
            <text:p>1.2025</text:p>
          </table:table-cell>
          <table:table-cell office:value-type="float" office:value="474" calcext:value-type="float">
            <text:p>474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477" calcext:value-type="float">
            <text:p>477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1.2075" calcext:value-type="float">
            <text:p>1.2075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84" calcext:value-type="float">
            <text:p>484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2125" calcext:value-type="float">
            <text:p>1.2125</text:p>
          </table:table-cell>
          <table:table-cell office:value-type="float" office:value="479" calcext:value-type="float">
            <text:p>47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483" calcext:value-type="float">
            <text:p>483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2175" calcext:value-type="float">
            <text:p>1.2175</text:p>
          </table:table-cell>
          <table:table-cell office:value-type="float" office:value="491" calcext:value-type="float">
            <text:p>491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486" calcext:value-type="float">
            <text:p>486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2225" calcext:value-type="float">
            <text:p>1.2225</text:p>
          </table:table-cell>
          <table:table-cell office:value-type="float" office:value="477" calcext:value-type="float">
            <text:p>477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477" calcext:value-type="float">
            <text:p>477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2275" calcext:value-type="float">
            <text:p>1.2275</text:p>
          </table:table-cell>
          <table:table-cell office:value-type="float" office:value="483" calcext:value-type="float">
            <text:p>483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87" calcext:value-type="float">
            <text:p>487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2325" calcext:value-type="float">
            <text:p>1.2325</text:p>
          </table:table-cell>
          <table:table-cell office:value-type="float" office:value="483" calcext:value-type="float">
            <text:p>483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486" calcext:value-type="float">
            <text:p>486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2375" calcext:value-type="float">
            <text:p>1.2375</text:p>
          </table:table-cell>
          <table:table-cell office:value-type="float" office:value="485" calcext:value-type="float">
            <text:p>485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87" calcext:value-type="float">
            <text:p>487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.2425" calcext:value-type="float">
            <text:p>1.2425</text:p>
          </table:table-cell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482" calcext:value-type="float">
            <text:p>482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2475" calcext:value-type="float">
            <text:p>1.2475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2525" calcext:value-type="float">
            <text:p>1.2525</text:p>
          </table:table-cell>
          <table:table-cell office:value-type="float" office:value="487" calcext:value-type="float">
            <text:p>487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481" calcext:value-type="float">
            <text:p>481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1.2575" calcext:value-type="float">
            <text:p>1.2575</text:p>
          </table:table-cell>
          <table:table-cell office:value-type="float" office:value="492" calcext:value-type="float">
            <text:p>492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92" calcext:value-type="float">
            <text:p>492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2625" calcext:value-type="float">
            <text:p>1.2625</text:p>
          </table:table-cell>
          <table:table-cell office:value-type="float" office:value="481" calcext:value-type="float">
            <text:p>481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476" calcext:value-type="float">
            <text:p>476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1.2675" calcext:value-type="float">
            <text:p>1.2675</text:p>
          </table:table-cell>
          <table:table-cell office:value-type="float" office:value="478" calcext:value-type="float">
            <text:p>478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.2725" calcext:value-type="float">
            <text:p>1.2725</text:p>
          </table:table-cell>
          <table:table-cell office:value-type="float" office:value="487" calcext:value-type="float">
            <text:p>487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477" calcext:value-type="float">
            <text:p>477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1.2775" calcext:value-type="float">
            <text:p>1.2775</text:p>
          </table:table-cell>
          <table:table-cell office:value-type="float" office:value="476" calcext:value-type="float">
            <text:p>476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76" calcext:value-type="float">
            <text:p>476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.2825" calcext:value-type="float">
            <text:p>1.2825</text:p>
          </table:table-cell>
          <table:table-cell office:value-type="float" office:value="482" calcext:value-type="float">
            <text:p>482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487" calcext:value-type="float">
            <text:p>487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1.2875" calcext:value-type="float">
            <text:p>1.2875</text:p>
          </table:table-cell>
          <table:table-cell office:value-type="float" office:value="484" calcext:value-type="float">
            <text:p>484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80" calcext:value-type="float">
            <text:p>480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.2925" calcext:value-type="float">
            <text:p>1.2925</text:p>
          </table:table-cell>
          <table:table-cell office:value-type="float" office:value="478" calcext:value-type="float">
            <text:p>478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482" calcext:value-type="float">
            <text:p>482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1.2975" calcext:value-type="float">
            <text:p>1.2975</text:p>
          </table:table-cell>
          <table:table-cell office:value-type="float" office:value="487" calcext:value-type="float">
            <text:p>487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5" calcext:value-type="float">
            <text:p>485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AVERAGE([.B492:.B522])" office:value-type="float" office:value="483.870967741936" calcext:value-type="float">
            <text:p>484</text:p>
          </table:table-cell>
          <table:table-cell table:style-name="ce1" table:formula="of:=AVERAGE([.C492:.C522])" office:value-type="float" office:value="518.064516129032" calcext:value-type="float">
            <text:p>518</text:p>
          </table:table-cell>
          <table:table-cell table:number-columns-repeated="3"/>
        </table:table-row>
      </table:table>
      <table:table table:name="F=1,1" table:style-name="ta1">
        <table:shapes>
          <draw:frame draw:z-index="0" draw:style-name="gr1" draw:text-style-name="P1" svg:width="6.2988in" svg:height="3.5429in" svg:x="2.7063in" svg:y="0.0394in">
            <draw:object draw:notify-on-update-of-ranges="'F=1,1'.A1:'F=1,1'.A1 'F=1,1'.A2:'F=1,1'.A187 'F=1,1'.B1:'F=1,1'.B1 'F=1,1'.B2:'F=1,1'.B187 'F=1,1'.C1:'F=1,1'.C1 'F=1,1'.C2:'F=1,1'.C1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54" calcext:value-type="float">
            <text:p>25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57" calcext:value-type="float">
            <text:p>25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74" calcext:value-type="float">
            <text:p>27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table:formula="of:=AVERAGE([.B162:.B187])" office:value-type="float" office:value="240.461538461538" calcext:value-type="float">
            <text:p>240</text:p>
          </table:table-cell>
          <table:table-cell table:style-name="ce1" table:formula="of:=AVERAGE([.C162:.C187])" office:value-type="float" office:value="262.307692307692" calcext:value-type="float">
            <text:p>262</text:p>
          </table:table-cell>
          <table:table-cell table:style-name="ce1" table:number-columns-repeated="16381"/>
        </table:table-row>
        <table:table-row table:style-name="ro1">
          <table:table-cell table:style-name="ce2"/>
          <table:table-cell table:style-name="ce2" table:formula="of:=[.A187]/[.B188]" office:value-type="float" office:value="0.998080614203455" calcext:value-type="float">
            <text:p>1.00</text:p>
          </table:table-cell>
          <table:table-cell table:style-name="ce2" table:formula="of:=[.A187]/[.C188]" office:value-type="float" office:value="0.914956011730205" calcext:value-type="float">
            <text:p>0.91</text:p>
          </table:table-cell>
          <table:table-cell table:style-name="ce2" table:number-columns-repeated="16381"/>
        </table:table-row>
      </table:table>
      <table:table table:name="F=1,0.91" table:style-name="ta1">
        <table:shapes>
          <draw:frame draw:z-index="0" draw:style-name="gr1" draw:text-style-name="P1" svg:width="6.2988in" svg:height="3.5429in" svg:x="2.7063in" svg:y="0.0394in">
            <draw:object draw:notify-on-update-of-ranges="'F=1,0.91'.A1:'F=1,0.91'.A1 'F=1,0.91'.A2:'F=1,0.91'.A186 'F=1,0.91'.B1:'F=1,0.91'.B1 'F=1,0.91'.B2:'F=1,0.91'.B186 'F=1,0.91'.C1:'F=1,0.91'.C1 'F=1,0.91'.C2:'F=1,0.91'.C18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</table:table-row>
      </table:table>
      <table:table table:name="S=0.75" table:style-name="ta1">
        <table:shapes>
          <draw:frame draw:z-index="0" draw:style-name="gr1" draw:text-style-name="P1" svg:width="6.2988in" svg:height="3.5429in" svg:x="3.2016in" svg:y="0in">
            <draw:object draw:notify-on-update-of-ranges="'S=0.75'.A1:'S=0.75'.A1 'S=0.75'.A2:'S=0.75'.A132 'S=0.75'.B1:'S=0.75'.B1 'S=0.75'.B2:'S=0.75'.B132 'S=0.75'.C1:'S=0.75'.C1 'S=0.75'.C2:'S=0.75'.C1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6" calcext:value-type="float">
            <text:p>2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1" calcext:value-type="float">
            <text:p>38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</table:table-row>
      </table:table>
      <table:table table:name="P=0.001" table:style-name="ta1">
        <table:shapes>
          <draw:frame draw:z-index="0" draw:style-name="gr1" draw:text-style-name="P1" svg:width="6.2988in" svg:height="3.5429in" svg:x="2.7063in" svg:y="0.0394in">
            <draw:object draw:notify-on-update-of-ranges="'P=0.001'.A1:'P=0.001'.A1 'P=0.001'.A2:'P=0.001'.A138 'P=0.001'.B1:'P=0.001'.B1 'P=0.001'.B2:'P=0.001'.B138 'P=0.001'.C1:'P=0.001'.C1 'P=0.001'.C2:'P=0.001'.C1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</table:table-row>
      </table:table>
      <table:table table:name="P=0.01" table:style-name="ta1">
        <table:shapes>
          <draw:frame draw:z-index="0" draw:style-name="gr1" draw:text-style-name="P1" svg:width="6.2988in" svg:height="3.5429in" svg:x="2.7063in" svg:y="0.0394in">
            <draw:object draw:notify-on-update-of-ranges="'P=0.01'.A1:'P=0.01'.A1 'P=0.01'.A2:'P=0.01'.A148 'P=0.01'.B1:'P=0.01'.B1 'P=0.01'.B2:'P=0.01'.B148 'P=0.01'.C1:'P=0.01'.C1 'P=0.01'.C2:'P=0.01'.C14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</table:table>
      <table:table table:name="P=0.005" table:style-name="ta1">
        <table:shapes>
          <draw:frame draw:z-index="0" draw:style-name="gr1" draw:text-style-name="P1" svg:width="6.2988in" svg:height="3.5429in" svg:x="2.7063in" svg:y="0.0394in">
            <draw:object draw:notify-on-update-of-ranges="'P=0.005'.A1:'P=0.005'.A1 'P=0.005'.A2:'P=0.005'.A155 'P=0.005'.B1:'P=0.005'.B1 'P=0.005'.B2:'P=0.005'.B155 'P=0.005'.C1:'P=0.005'.C1 'P=0.005'.C2:'P=0.005'.C15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</table:table-row>
      </table:table>
      <table:table table:name="P=0.003" table:style-name="ta1">
        <table:shapes>
          <draw:frame draw:z-index="0" draw:style-name="gr1" draw:text-style-name="P1" svg:width="6.2988in" svg:height="3.5429in" svg:x="2.7063in" svg:y="0.0394in">
            <draw:object draw:notify-on-update-of-ranges="'P=0.003'.A1:'P=0.003'.A1 'P=0.003'.A2:'P=0.003'.A166 'P=0.003'.B1:'P=0.003'.B1 'P=0.003'.B2:'P=0.003'.B166 'P=0.003'.C1:'P=0.003'.C1 'P=0.003'.C2:'P=0.003'.C16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</table:table>
      <table:table table:name="P-S=0.75" table:style-name="ta1">
        <table:shapes>
          <draw:frame draw:z-index="0" draw:style-name="gr1" draw:text-style-name="P1" svg:width="6.2988in" svg:height="3.5429in" svg:x="2.7063in" svg:y="0.0394in">
            <draw:object draw:notify-on-update-of-ranges="'P-S=0.75'.A1:'P-S=0.75'.A1 'P-S=0.75'.A2:'P-S=0.75'.A135 'P-S=0.75'.B1:'P-S=0.75'.B1 'P-S=0.75'.B2:'P-S=0.75'.B135 'P-S=0.75'.C1:'P-S=0.75'.C1 'P-S=0.75'.C2:'P-S=0.75'.C13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3" calcext:value-type="float">
            <text:p>3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3" calcext:value-type="float">
            <text:p>33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</table:table-row>
      </table:table>
      <table:table table:name="I=0.0005" table:style-name="ta1">
        <table:shapes>
          <draw:frame draw:z-index="0" draw:style-name="gr1" draw:text-style-name="P1" svg:width="6.2988in" svg:height="3.5429in" svg:x="2.7063in" svg:y="0.0394in">
            <draw:object draw:notify-on-update-of-ranges="'I=0.0005'.A1:'I=0.0005'.A1 'I=0.0005'.A2:'I=0.0005'.A176 'I=0.0005'.B1:'I=0.0005'.B1 'I=0.0005'.B2:'I=0.0005'.B176 'I=0.0005'.C1:'I=0.0005'.C1 'I=0.0005'.C2:'I=0.0005'.C1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</table:table-row>
      </table:table>
      <table:table table:name="I=0.005" table:style-name="ta1">
        <table:shapes>
          <draw:frame draw:z-index="0" draw:style-name="gr1" draw:text-style-name="P1" svg:width="6.2988in" svg:height="3.5429in" svg:x="2.7063in" svg:y="0.0394in">
            <draw:object draw:notify-on-update-of-ranges="'I=0.005'.A1:'I=0.005'.A1 'I=0.005'.A2:'I=0.005'.A140 'I=0.005'.B1:'I=0.005'.B1 'I=0.005'.B2:'I=0.005'.B140 'I=0.005'.C1:'I=0.005'.C1 'I=0.005'.C2:'I=0.005'.C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</table:table-row>
      </table:table>
      <table:table table:name="S=0.75,I=0.0005" table:style-name="ta1">
        <table:shapes>
          <draw:frame draw:z-index="0" draw:style-name="gr1" draw:text-style-name="P1" svg:width="6.2988in" svg:height="3.5429in" svg:x="2.7063in" svg:y="0.0394in">
            <draw:object draw:notify-on-update-of-ranges="'S=0.75,I=0.0005'.A1:'S=0.75,I=0.0005'.A1 'S=0.75,I=0.0005'.A2:'S=0.75,I=0.0005'.A117 'S=0.75,I=0.0005'.B1:'S=0.75,I=0.0005'.B1 'S=0.75,I=0.0005'.B2:'S=0.75,I=0.0005'.B117 'S=0.75,I=0.0005'.C1:'S=0.75,I=0.0005'.C1 'S=0.75,I=0.0005'.C2:'S=0.75,I=0.0005'.C1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</table:table-row>
      </table:table>
      <table:table table:name="S=0.25" table:style-name="ta1">
        <table:shapes>
          <draw:frame draw:z-index="0" draw:style-name="gr1" draw:text-style-name="P1" svg:width="6.2988in" svg:height="3.5429in" svg:x="2.7063in" svg:y="0.0394in">
            <draw:object draw:notify-on-update-of-ranges="'S=0.25'.A1:'S=0.25'.A1 'S=0.25'.A2:'S=0.25'.A210 'S=0.25'.B1:'S=0.25'.B1 'S=0.25'.B2:'S=0.25'.B210 'S=0.25'.C1:'S=0.25'.C1 'S=0.25'.C2:'S=0.25'.C2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 Speed</text:p>
          </table:table-cell>
          <table:table-cell office:value-type="string" calcext:value-type="string">
            <text:p>Left Speed</text:p>
          </table:table-cell>
          <table:table-cell office:value-type="string" calcext:value-type="string">
            <text:p><text:s/>Right Spee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2T14:54:31.461000000</meta:creation-date>
    <dc:date>2025-07-22T16:46:48.191000000</dc:date>
    <meta:editing-duration>PT1H41M56S</meta:editing-duration>
    <meta:editing-cycles>19</meta:editing-cycles>
    <meta:generator>LibreOffice/24.2.5.2$Windows_X86_64 LibreOffice_project/bffef4ea93e59bebbeaf7f431bb02b1a39ee8a59</meta:generator>
    <meta:document-statistic meta:table-count="13" meta:cell-count="7244" meta:object-count="1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cm" svg:y="3.946cm" style:legend-expansion="high" chart:style-name="ch2"/>
        <chart:plot-area chart:style-name="ch3" table:cell-range-address="Ramp.A1:Ramp.C522" chart:data-source-has-labels="row" svg:x="0.32cm" svg:y="0.18cm" svg:width="13.19cm" svg:height="8.64cm">
          <chart:coordinate-region svg:x="1.164cm" svg:y="0.382cm" svg:width="12.10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mp.B2:Ramp.B522" chart:label-cell-address="Ramp.B1:Ramp.B1" chart:class="chart:scatter">
            <chart:domain table:cell-range-address="Ramp.A2:Ramp.A522"/>
            <chart:data-point chart:repeated="521"/>
          </chart:series>
          <chart:series chart:style-name="ch8" chart:values-cell-range-address="Ramp.C2:Ramp.C522" chart:label-cell-address="Ramp.C1:Ramp.C1" chart:class="chart:scatter">
            <chart:data-point chart:repeated="5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ft</text:p>
                <draw:g>
                  <svg:desc>Ramp.B1:Ramp.B1</svg:desc>
                </draw:g>
              </table:table-cell>
              <table:table-cell office:value-type="string">
                <text:p>Right</text:p>
                <draw:g>
                  <svg:desc>Ramp.C1:Ram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A2:Ramp.A522</svg:desc>
                </draw:g>
              </table:table-cell>
              <table:table-cell office:value-type="float" office:value="0">
                <text:p>0</text:p>
                <draw:g>
                  <svg:desc>Ramp.B2:Ramp.B522</svg:desc>
                </draw:g>
              </table:table-cell>
              <table:table-cell office:value-type="float" office:value="0">
                <text:p>0</text:p>
                <draw:g>
                  <svg:desc>Ramp.C2:Ramp.C5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5">
                <text:p>0.0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5">
                <text:p>0.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5">
                <text:p>0.0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5">
                <text:p>0.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5">
                <text:p>0.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">
                <text:p>0.0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5">
                <text:p>0.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">
                <text:p>0.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5">
                <text:p>0.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5">
                <text:p>0.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25">
                <text:p>0.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5">
                <text:p>0.1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5">
                <text:p>0.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5">
                <text:p>0.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5">
                <text:p>0.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25">
                <text:p>0.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5">
                <text:p>0.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5">
                <text:p>0.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5">
                <text:p>0.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">
                <text:p>0.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75">
                <text:p>0.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5">
                <text:p>0.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">
                <text:p>0.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5">
                <text:p>0.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75">
                <text:p>0.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5">
                <text:p>0.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75">
                <text:p>0.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5">
                <text:p>0.2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75">
                <text:p>0.2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25">
                <text:p>0.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75">
                <text:p>0.2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25">
                <text:p>0.2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75">
                <text:p>0.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5">
                <text:p>0.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75">
                <text:p>0.2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25">
                <text:p>0.3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75">
                <text:p>0.3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5">
                <text:p>0.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5">
                <text:p>0.3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25">
                <text:p>0.3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75">
                <text:p>0.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5">
                <text:p>0.3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75">
                <text:p>0.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25">
                <text:p>0.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75">
                <text:p>0.3475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25">
                <text:p>0.3525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">
                <text:p>0.355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5">
                <text:p>0.3575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5">
                <text:p>0.362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5">
                <text:p>0.365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75">
                <text:p>0.3675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">
                <text:p>0.37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25">
                <text:p>0.3725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">
                <text:p>0.375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75">
                <text:p>0.377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5">
                <text:p>0.3825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">
                <text:p>0.385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75">
                <text:p>0.3875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  <table:table-cell office:value-type="float" office:value="103">
                <text:p>1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5">
                <text:p>0.3925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5">
                <text:p>0.395</text:p>
              </table:table-cell>
              <table:table-cell office:value-type="float" office:value="104">
                <text:p>1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5">
                <text:p>0.3975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">
                <text:p>0.4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25">
                <text:p>0.4025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5">
                <text:p>0.405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75">
                <text:p>0.4075</text:p>
              </table:table-cell>
              <table:table-cell office:value-type="float" office:value="113">
                <text:p>1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">
                <text:p>0.41</text:p>
              </table:table-cell>
              <table:table-cell office:value-type="float" office:value="112">
                <text:p>1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25">
                <text:p>0.4125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5">
                <text:p>0.415</text:p>
              </table:table-cell>
              <table:table-cell office:value-type="float" office:value="114">
                <text:p>1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75">
                <text:p>0.4175</text:p>
              </table:table-cell>
              <table:table-cell office:value-type="float" office:value="120">
                <text:p>1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">
                <text:p>0.42</text:p>
              </table:table-cell>
              <table:table-cell office:value-type="float" office:value="119">
                <text:p>11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">
                <text:p>0.4225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5">
                <text:p>0.425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75">
                <text:p>0.4275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">
                <text:p>0.43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5">
                <text:p>0.4325</text:p>
              </table:table-cell>
              <table:table-cell office:value-type="float" office:value="124">
                <text:p>1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5">
                <text:p>0.435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75">
                <text:p>0.4375</text:p>
              </table:table-cell>
              <table:table-cell office:value-type="float" office:value="125">
                <text:p>1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">
                <text:p>0.44</text:p>
              </table:table-cell>
              <table:table-cell office:value-type="float" office:value="131">
                <text:p>1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25">
                <text:p>0.4425</text:p>
              </table:table-cell>
              <table:table-cell office:value-type="float" office:value="132">
                <text:p>1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5">
                <text:p>0.445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75">
                <text:p>0.4475</text:p>
              </table:table-cell>
              <table:table-cell office:value-type="float" office:value="136">
                <text:p>1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">
                <text:p>0.45</text:p>
              </table:table-cell>
              <table:table-cell office:value-type="float" office:value="140">
                <text:p>1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25">
                <text:p>0.4525</text:p>
              </table:table-cell>
              <table:table-cell office:value-type="float" office:value="143">
                <text:p>1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">
                <text:p>0.455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75">
                <text:p>0.4575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">
                <text:p>0.46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5">
                <text:p>0.4625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5">
                <text:p>0.465</text:p>
              </table:table-cell>
              <table:table-cell office:value-type="float" office:value="146">
                <text:p>1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5">
                <text:p>0.4675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">
                <text:p>0.47</text:p>
              </table:table-cell>
              <table:table-cell office:value-type="float" office:value="153">
                <text:p>1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25">
                <text:p>0.4725</text:p>
              </table:table-cell>
              <table:table-cell office:value-type="float" office:value="154">
                <text:p>15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">
                <text:p>0.475</text:p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75">
                <text:p>0.4775</text:p>
              </table:table-cell>
              <table:table-cell office:value-type="float" office:value="159">
                <text:p>15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">
                <text:p>0.48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25">
                <text:p>0.4825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5">
                <text:p>0.485</text:p>
              </table:table-cell>
              <table:table-cell office:value-type="float" office:value="162">
                <text:p>1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75">
                <text:p>0.4875</text:p>
              </table:table-cell>
              <table:table-cell office:value-type="float" office:value="165">
                <text:p>1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">
                <text:p>0.49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25">
                <text:p>0.4925</text:p>
              </table:table-cell>
              <table:table-cell office:value-type="float" office:value="168">
                <text:p>1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5">
                <text:p>0.495</text:p>
              </table:table-cell>
              <table:table-cell office:value-type="float" office:value="170">
                <text:p>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5">
                <text:p>0.497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174">
                <text:p>1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25">
                <text:p>0.5025</text:p>
              </table:table-cell>
              <table:table-cell office:value-type="float" office:value="174">
                <text:p>1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5">
                <text:p>0.505</text:p>
              </table:table-cell>
              <table:table-cell office:value-type="float" office:value="173">
                <text:p>17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75">
                <text:p>0.5075</text:p>
              </table:table-cell>
              <table:table-cell office:value-type="float" office:value="176">
                <text:p>17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">
                <text:p>0.51</text:p>
              </table:table-cell>
              <table:table-cell office:value-type="float" office:value="179">
                <text:p>1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25">
                <text:p>0.5125</text:p>
              </table:table-cell>
              <table:table-cell office:value-type="float" office:value="183">
                <text:p>1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5">
                <text:p>0.515</text:p>
              </table:table-cell>
              <table:table-cell office:value-type="float" office:value="183">
                <text:p>1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75">
                <text:p>0.5175</text:p>
              </table:table-cell>
              <table:table-cell office:value-type="float" office:value="183">
                <text:p>1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">
                <text:p>0.52</text:p>
              </table:table-cell>
              <table:table-cell office:value-type="float" office:value="182">
                <text:p>1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25">
                <text:p>0.5225</text:p>
              </table:table-cell>
              <table:table-cell office:value-type="float" office:value="186">
                <text:p>18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5">
                <text:p>0.525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75">
                <text:p>0.5275</text:p>
              </table:table-cell>
              <table:table-cell office:value-type="float" office:value="185">
                <text:p>1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">
                <text:p>0.53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25">
                <text:p>0.532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5">
                <text:p>0.535</text:p>
              </table:table-cell>
              <table:table-cell office:value-type="float" office:value="188">
                <text:p>18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75">
                <text:p>0.5375</text:p>
              </table:table-cell>
              <table:table-cell office:value-type="float" office:value="187">
                <text:p>18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">
                <text:p>0.54</text:p>
              </table:table-cell>
              <table:table-cell office:value-type="float" office:value="190">
                <text:p>1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425">
                <text:p>0.5425</text:p>
              </table:table-cell>
              <table:table-cell office:value-type="float" office:value="199">
                <text:p>19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5">
                <text:p>0.545</text:p>
              </table:table-cell>
              <table:table-cell office:value-type="float" office:value="200">
                <text:p>2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5">
                <text:p>0.5475</text:p>
              </table:table-cell>
              <table:table-cell office:value-type="float" office:value="203">
                <text:p>20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  <table:table-cell office:value-type="float" office:value="206">
                <text:p>20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25">
                <text:p>0.5525</text:p>
              </table:table-cell>
              <table:table-cell office:value-type="float" office:value="206">
                <text:p>20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5">
                <text:p>0.555</text:p>
              </table:table-cell>
              <table:table-cell office:value-type="float" office:value="209">
                <text:p>20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75">
                <text:p>0.5575</text:p>
              </table:table-cell>
              <table:table-cell office:value-type="float" office:value="213">
                <text:p>2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">
                <text:p>0.56</text:p>
              </table:table-cell>
              <table:table-cell office:value-type="float" office:value="214">
                <text:p>2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5">
                <text:p>0.5625</text:p>
              </table:table-cell>
              <table:table-cell office:value-type="float" office:value="217">
                <text:p>21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65">
                <text:p>0.565</text:p>
              </table:table-cell>
              <table:table-cell office:value-type="float" office:value="217">
                <text:p>21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75">
                <text:p>0.5675</text:p>
              </table:table-cell>
              <table:table-cell office:value-type="float" office:value="219">
                <text:p>21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">
                <text:p>0.57</text:p>
              </table:table-cell>
              <table:table-cell office:value-type="float" office:value="216">
                <text:p>21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">
                <text:p>0.5725</text:p>
              </table:table-cell>
              <table:table-cell office:value-type="float" office:value="218">
                <text:p>21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5">
                <text:p>0.575</text:p>
              </table:table-cell>
              <table:table-cell office:value-type="float" office:value="220">
                <text:p>2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5">
                <text:p>0.5775</text:p>
              </table:table-cell>
              <table:table-cell office:value-type="float" office:value="223">
                <text:p>2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">
                <text:p>0.58</text:p>
              </table:table-cell>
              <table:table-cell office:value-type="float" office:value="220">
                <text:p>2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25">
                <text:p>0.5825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5">
                <text:p>0.585</text:p>
              </table:table-cell>
              <table:table-cell office:value-type="float" office:value="222">
                <text:p>22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75">
                <text:p>0.5875</text:p>
              </table:table-cell>
              <table:table-cell office:value-type="float" office:value="225">
                <text:p>2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">
                <text:p>0.59</text:p>
              </table:table-cell>
              <table:table-cell office:value-type="float" office:value="227">
                <text:p>22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25">
                <text:p>0.5925</text:p>
              </table:table-cell>
              <table:table-cell office:value-type="float" office:value="225">
                <text:p>2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5">
                <text:p>0.595</text:p>
              </table:table-cell>
              <table:table-cell office:value-type="float" office:value="225">
                <text:p>2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5">
                <text:p>0.5975</text:p>
              </table:table-cell>
              <table:table-cell office:value-type="float" office:value="231">
                <text:p>23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229">
                <text:p>2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25">
                <text:p>0.6025</text:p>
              </table:table-cell>
              <table:table-cell office:value-type="float" office:value="233">
                <text:p>23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5">
                <text:p>0.605</text:p>
              </table:table-cell>
              <table:table-cell office:value-type="float" office:value="230">
                <text:p>2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75">
                <text:p>0.6075</text:p>
              </table:table-cell>
              <table:table-cell office:value-type="float" office:value="235">
                <text:p>2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">
                <text:p>0.61</text:p>
              </table:table-cell>
              <table:table-cell office:value-type="float" office:value="234">
                <text:p>23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25">
                <text:p>0.6125</text:p>
              </table:table-cell>
              <table:table-cell office:value-type="float" office:value="237">
                <text:p>23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5">
                <text:p>0.615</text:p>
              </table:table-cell>
              <table:table-cell office:value-type="float" office:value="237">
                <text:p>23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75">
                <text:p>0.6175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">
                <text:p>0.62</text:p>
              </table:table-cell>
              <table:table-cell office:value-type="float" office:value="247">
                <text:p>24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25">
                <text:p>0.6225</text:p>
              </table:table-cell>
              <table:table-cell office:value-type="float" office:value="244">
                <text:p>2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25">
                <text:p>0.625</text:p>
              </table:table-cell>
              <table:table-cell office:value-type="float" office:value="247">
                <text:p>24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75">
                <text:p>0.6275</text:p>
              </table:table-cell>
              <table:table-cell office:value-type="float" office:value="255">
                <text:p>2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">
                <text:p>0.63</text:p>
              </table:table-cell>
              <table:table-cell office:value-type="float" office:value="257">
                <text:p>25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25">
                <text:p>0.6325</text:p>
              </table:table-cell>
              <table:table-cell office:value-type="float" office:value="256">
                <text:p>25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5">
                <text:p>0.635</text:p>
              </table:table-cell>
              <table:table-cell office:value-type="float" office:value="258">
                <text:p>25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75">
                <text:p>0.6375</text:p>
              </table:table-cell>
              <table:table-cell office:value-type="float" office:value="261">
                <text:p>26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4">
                <text:p>0.64</text:p>
              </table:table-cell>
              <table:table-cell office:value-type="float" office:value="261">
                <text:p>26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25">
                <text:p>0.6425</text:p>
              </table:table-cell>
              <table:table-cell office:value-type="float" office:value="263">
                <text:p>26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5">
                <text:p>0.645</text:p>
              </table:table-cell>
              <table:table-cell office:value-type="float" office:value="264">
                <text:p>26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75">
                <text:p>0.6475</text:p>
              </table:table-cell>
              <table:table-cell office:value-type="float" office:value="261">
                <text:p>26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">
                <text:p>0.65</text:p>
              </table:table-cell>
              <table:table-cell office:value-type="float" office:value="264">
                <text:p>2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5">
                <text:p>0.6525</text:p>
              </table:table-cell>
              <table:table-cell office:value-type="float" office:value="266">
                <text:p>26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5">
                <text:p>0.655</text:p>
              </table:table-cell>
              <table:table-cell office:value-type="float" office:value="269">
                <text:p>26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5">
                <text:p>0.6575</text:p>
              </table:table-cell>
              <table:table-cell office:value-type="float" office:value="274">
                <text:p>27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">
                <text:p>0.66</text:p>
              </table:table-cell>
              <table:table-cell office:value-type="float" office:value="269">
                <text:p>26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5">
                <text:p>0.6625</text:p>
              </table:table-cell>
              <table:table-cell office:value-type="float" office:value="270">
                <text:p>2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5">
                <text:p>0.665</text:p>
              </table:table-cell>
              <table:table-cell office:value-type="float" office:value="269">
                <text:p>26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75">
                <text:p>0.6675</text:p>
              </table:table-cell>
              <table:table-cell office:value-type="float" office:value="274">
                <text:p>2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">
                <text:p>0.67</text:p>
              </table:table-cell>
              <table:table-cell office:value-type="float" office:value="279">
                <text:p>27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5">
                <text:p>0.6725</text:p>
              </table:table-cell>
              <table:table-cell office:value-type="float" office:value="282">
                <text:p>28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5">
                <text:p>0.675</text:p>
              </table:table-cell>
              <table:table-cell office:value-type="float" office:value="280">
                <text:p>2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5">
                <text:p>0.6775</text:p>
              </table:table-cell>
              <table:table-cell office:value-type="float" office:value="281">
                <text:p>28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8">
                <text:p>0.68</text:p>
              </table:table-cell>
              <table:table-cell office:value-type="float" office:value="276">
                <text:p>27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825">
                <text:p>0.6825</text:p>
              </table:table-cell>
              <table:table-cell office:value-type="float" office:value="280">
                <text:p>2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5">
                <text:p>0.685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75">
                <text:p>0.6875</text:p>
              </table:table-cell>
              <table:table-cell office:value-type="float" office:value="292">
                <text:p>2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">
                <text:p>0.69</text:p>
              </table:table-cell>
              <table:table-cell office:value-type="float" office:value="293">
                <text:p>29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925">
                <text:p>0.6925</text:p>
              </table:table-cell>
              <table:table-cell office:value-type="float" office:value="291">
                <text:p>29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5">
                <text:p>0.695</text:p>
              </table:table-cell>
              <table:table-cell office:value-type="float" office:value="297">
                <text:p>29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75">
                <text:p>0.6975</text:p>
              </table:table-cell>
              <table:table-cell office:value-type="float" office:value="301">
                <text:p>30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">
                <text:p>0.7</text:p>
              </table:table-cell>
              <table:table-cell office:value-type="float" office:value="303">
                <text:p>30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025">
                <text:p>0.7025</text:p>
              </table:table-cell>
              <table:table-cell office:value-type="float" office:value="299">
                <text:p>29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05">
                <text:p>0.705</text:p>
              </table:table-cell>
              <table:table-cell office:value-type="float" office:value="299">
                <text:p>29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075">
                <text:p>0.7075</text:p>
              </table:table-cell>
              <table:table-cell office:value-type="float" office:value="302">
                <text:p>30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">
                <text:p>0.71</text:p>
              </table:table-cell>
              <table:table-cell office:value-type="float" office:value="305">
                <text:p>30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25">
                <text:p>0.7125</text:p>
              </table:table-cell>
              <table:table-cell office:value-type="float" office:value="304">
                <text:p>30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15">
                <text:p>0.715</text:p>
              </table:table-cell>
              <table:table-cell office:value-type="float" office:value="302">
                <text:p>30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75">
                <text:p>0.7175</text:p>
              </table:table-cell>
              <table:table-cell office:value-type="float" office:value="304">
                <text:p>30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2">
                <text:p>0.72</text:p>
              </table:table-cell>
              <table:table-cell office:value-type="float" office:value="307">
                <text:p>30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225">
                <text:p>0.7225</text:p>
              </table:table-cell>
              <table:table-cell office:value-type="float" office:value="304">
                <text:p>30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5">
                <text:p>0.725</text:p>
              </table:table-cell>
              <table:table-cell office:value-type="float" office:value="305">
                <text:p>30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275">
                <text:p>0.7275</text:p>
              </table:table-cell>
              <table:table-cell office:value-type="float" office:value="308">
                <text:p>30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">
                <text:p>0.73</text:p>
              </table:table-cell>
              <table:table-cell office:value-type="float" office:value="309">
                <text:p>30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325">
                <text:p>0.7325</text:p>
              </table:table-cell>
              <table:table-cell office:value-type="float" office:value="311">
                <text:p>31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5">
                <text:p>0.735</text:p>
              </table:table-cell>
              <table:table-cell office:value-type="float" office:value="317">
                <text:p>31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75">
                <text:p>0.7375</text:p>
              </table:table-cell>
              <table:table-cell office:value-type="float" office:value="316">
                <text:p>3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4">
                <text:p>0.74</text:p>
              </table:table-cell>
              <table:table-cell office:value-type="float" office:value="323">
                <text:p>32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425">
                <text:p>0.7425</text:p>
              </table:table-cell>
              <table:table-cell office:value-type="float" office:value="319">
                <text:p>31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45">
                <text:p>0.745</text:p>
              </table:table-cell>
              <table:table-cell office:value-type="float" office:value="322">
                <text:p>32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475">
                <text:p>0.7475</text:p>
              </table:table-cell>
              <table:table-cell office:value-type="float" office:value="322">
                <text:p>32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5">
                <text:p>0.75</text:p>
              </table:table-cell>
              <table:table-cell office:value-type="float" office:value="326">
                <text:p>32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525">
                <text:p>0.7525</text:p>
              </table:table-cell>
              <table:table-cell office:value-type="float" office:value="334">
                <text:p>33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55">
                <text:p>0.755</text:p>
              </table:table-cell>
              <table:table-cell office:value-type="float" office:value="329">
                <text:p>32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575">
                <text:p>0.7575</text:p>
              </table:table-cell>
              <table:table-cell office:value-type="float" office:value="329">
                <text:p>32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6">
                <text:p>0.76</text:p>
              </table:table-cell>
              <table:table-cell office:value-type="float" office:value="329">
                <text:p>32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625">
                <text:p>0.7625</text:p>
              </table:table-cell>
              <table:table-cell office:value-type="float" office:value="333">
                <text:p>33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65">
                <text:p>0.765</text:p>
              </table:table-cell>
              <table:table-cell office:value-type="float" office:value="339">
                <text:p>33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75">
                <text:p>0.7675</text:p>
              </table:table-cell>
              <table:table-cell office:value-type="float" office:value="335">
                <text:p>33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">
                <text:p>0.77</text:p>
              </table:table-cell>
              <table:table-cell office:value-type="float" office:value="337">
                <text:p>33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25">
                <text:p>0.7725</text:p>
              </table:table-cell>
              <table:table-cell office:value-type="float" office:value="340">
                <text:p>34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75">
                <text:p>0.775</text:p>
              </table:table-cell>
              <table:table-cell office:value-type="float" office:value="348">
                <text:p>34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775">
                <text:p>0.7775</text:p>
              </table:table-cell>
              <table:table-cell office:value-type="float" office:value="346">
                <text:p>34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">
                <text:p>0.78</text:p>
              </table:table-cell>
              <table:table-cell office:value-type="float" office:value="349">
                <text:p>34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25">
                <text:p>0.7825</text:p>
              </table:table-cell>
              <table:table-cell office:value-type="float" office:value="353">
                <text:p>35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5">
                <text:p>0.785</text:p>
              </table:table-cell>
              <table:table-cell office:value-type="float" office:value="346">
                <text:p>34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875">
                <text:p>0.7875</text:p>
              </table:table-cell>
              <table:table-cell office:value-type="float" office:value="346">
                <text:p>34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9">
                <text:p>0.79</text:p>
              </table:table-cell>
              <table:table-cell office:value-type="float" office:value="351">
                <text:p>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925">
                <text:p>0.7925</text:p>
              </table:table-cell>
              <table:table-cell office:value-type="float" office:value="354">
                <text:p>3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5">
                <text:p>0.795</text:p>
              </table:table-cell>
              <table:table-cell office:value-type="float" office:value="364">
                <text:p>36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75">
                <text:p>0.7975</text:p>
              </table:table-cell>
              <table:table-cell office:value-type="float" office:value="359">
                <text:p>35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">
                <text:p>0.8</text:p>
              </table:table-cell>
              <table:table-cell office:value-type="float" office:value="360">
                <text:p>36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025">
                <text:p>0.8025</text:p>
              </table:table-cell>
              <table:table-cell office:value-type="float" office:value="366">
                <text:p>3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05">
                <text:p>0.805</text:p>
              </table:table-cell>
              <table:table-cell office:value-type="float" office:value="365">
                <text:p>36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075">
                <text:p>0.8075</text:p>
              </table:table-cell>
              <table:table-cell office:value-type="float" office:value="371">
                <text:p>37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1">
                <text:p>0.81</text:p>
              </table:table-cell>
              <table:table-cell office:value-type="float" office:value="363">
                <text:p>36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25">
                <text:p>0.8125</text:p>
              </table:table-cell>
              <table:table-cell office:value-type="float" office:value="370">
                <text:p>37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">
                <text:p>0.815</text:p>
              </table:table-cell>
              <table:table-cell office:value-type="float" office:value="367">
                <text:p>36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175">
                <text:p>0.8175</text:p>
              </table:table-cell>
              <table:table-cell office:value-type="float" office:value="367">
                <text:p>36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">
                <text:p>0.82</text:p>
              </table:table-cell>
              <table:table-cell office:value-type="float" office:value="367">
                <text:p>36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225">
                <text:p>0.8225</text:p>
              </table:table-cell>
              <table:table-cell office:value-type="float" office:value="365">
                <text:p>3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5">
                <text:p>0.825</text:p>
              </table:table-cell>
              <table:table-cell office:value-type="float" office:value="372">
                <text:p>3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275">
                <text:p>0.8275</text:p>
              </table:table-cell>
              <table:table-cell office:value-type="float" office:value="371">
                <text:p>37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3">
                <text:p>0.83</text:p>
              </table:table-cell>
              <table:table-cell office:value-type="float" office:value="377">
                <text:p>37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325">
                <text:p>0.8325</text:p>
              </table:table-cell>
              <table:table-cell office:value-type="float" office:value="371">
                <text:p>37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5">
                <text:p>0.835</text:p>
              </table:table-cell>
              <table:table-cell office:value-type="float" office:value="378">
                <text:p>37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75">
                <text:p>0.8375</text:p>
              </table:table-cell>
              <table:table-cell office:value-type="float" office:value="379">
                <text:p>37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">
                <text:p>0.84</text:p>
              </table:table-cell>
              <table:table-cell office:value-type="float" office:value="384">
                <text:p>38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25">
                <text:p>0.8425</text:p>
              </table:table-cell>
              <table:table-cell office:value-type="float" office:value="381">
                <text:p>38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5">
                <text:p>0.845</text:p>
              </table:table-cell>
              <table:table-cell office:value-type="float" office:value="385">
                <text:p>38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75">
                <text:p>0.8475</text:p>
              </table:table-cell>
              <table:table-cell office:value-type="float" office:value="393">
                <text:p>39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5">
                <text:p>0.85</text:p>
              </table:table-cell>
              <table:table-cell office:value-type="float" office:value="388">
                <text:p>38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25">
                <text:p>0.8525</text:p>
              </table:table-cell>
              <table:table-cell office:value-type="float" office:value="392">
                <text:p>39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55">
                <text:p>0.855</text:p>
              </table:table-cell>
              <table:table-cell office:value-type="float" office:value="386">
                <text:p>38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75">
                <text:p>0.8575</text:p>
              </table:table-cell>
              <table:table-cell office:value-type="float" office:value="386">
                <text:p>38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">
                <text:p>0.86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25">
                <text:p>0.8625</text:p>
              </table:table-cell>
              <table:table-cell office:value-type="float" office:value="397">
                <text:p>39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5">
                <text:p>0.865</text:p>
              </table:table-cell>
              <table:table-cell office:value-type="float" office:value="402">
                <text:p>40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75">
                <text:p>0.8675</text:p>
              </table:table-cell>
              <table:table-cell office:value-type="float" office:value="399">
                <text:p>39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">
                <text:p>0.87</text:p>
              </table:table-cell>
              <table:table-cell office:value-type="float" office:value="402">
                <text:p>40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725">
                <text:p>0.8725</text:p>
              </table:table-cell>
              <table:table-cell office:value-type="float" office:value="405">
                <text:p>40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75">
                <text:p>0.875</text:p>
              </table:table-cell>
              <table:table-cell office:value-type="float" office:value="409">
                <text:p>40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775">
                <text:p>0.8775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8">
                <text:p>0.88</text:p>
              </table:table-cell>
              <table:table-cell office:value-type="float" office:value="404">
                <text:p>40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825">
                <text:p>0.8825</text:p>
              </table:table-cell>
              <table:table-cell office:value-type="float" office:value="412">
                <text:p>41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85">
                <text:p>0.885</text:p>
              </table:table-cell>
              <table:table-cell office:value-type="float" office:value="411">
                <text:p>4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5">
                <text:p>0.8875</text:p>
              </table:table-cell>
              <table:table-cell office:value-type="float" office:value="417">
                <text:p>41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">
                <text:p>0.89</text:p>
              </table:table-cell>
              <table:table-cell office:value-type="float" office:value="418">
                <text:p>41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25">
                <text:p>0.8925</text:p>
              </table:table-cell>
              <table:table-cell office:value-type="float" office:value="417">
                <text:p>41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95">
                <text:p>0.895</text:p>
              </table:table-cell>
              <table:table-cell office:value-type="float" office:value="420">
                <text:p>42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975">
                <text:p>0.8975</text:p>
              </table:table-cell>
              <table:table-cell office:value-type="float" office:value="418">
                <text:p>41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">
                <text:p>0.9</text:p>
              </table:table-cell>
              <table:table-cell office:value-type="float" office:value="421">
                <text:p>4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025">
                <text:p>0.9025</text:p>
              </table:table-cell>
              <table:table-cell office:value-type="float" office:value="418">
                <text:p>41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5">
                <text:p>0.905</text:p>
              </table:table-cell>
              <table:table-cell office:value-type="float" office:value="423">
                <text:p>42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075">
                <text:p>0.9075</text:p>
              </table:table-cell>
              <table:table-cell office:value-type="float" office:value="427">
                <text:p>42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">
                <text:p>0.91</text:p>
              </table:table-cell>
              <table:table-cell office:value-type="float" office:value="424">
                <text:p>4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25">
                <text:p>0.9125</text:p>
              </table:table-cell>
              <table:table-cell office:value-type="float" office:value="423">
                <text:p>42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5">
                <text:p>0.915</text:p>
              </table:table-cell>
              <table:table-cell office:value-type="float" office:value="422">
                <text:p>42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75">
                <text:p>0.9175</text:p>
              </table:table-cell>
              <table:table-cell office:value-type="float" office:value="426">
                <text:p>42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2">
                <text:p>0.92</text:p>
              </table:table-cell>
              <table:table-cell office:value-type="float" office:value="429">
                <text:p>42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25">
                <text:p>0.9225</text:p>
              </table:table-cell>
              <table:table-cell office:value-type="float" office:value="433">
                <text:p>43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5">
                <text:p>0.925</text:p>
              </table:table-cell>
              <table:table-cell office:value-type="float" office:value="435">
                <text:p>43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275">
                <text:p>0.9275</text:p>
              </table:table-cell>
              <table:table-cell office:value-type="float" office:value="437">
                <text:p>43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3">
                <text:p>0.93</text:p>
              </table:table-cell>
              <table:table-cell office:value-type="float" office:value="441">
                <text:p>44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325">
                <text:p>0.9325</text:p>
              </table:table-cell>
              <table:table-cell office:value-type="float" office:value="440">
                <text:p>44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5">
                <text:p>0.935</text:p>
              </table:table-cell>
              <table:table-cell office:value-type="float" office:value="439">
                <text:p>43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375">
                <text:p>0.9375</text:p>
              </table:table-cell>
              <table:table-cell office:value-type="float" office:value="442">
                <text:p>44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4">
                <text:p>0.94</text:p>
              </table:table-cell>
              <table:table-cell office:value-type="float" office:value="443">
                <text:p>44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425">
                <text:p>0.9425</text:p>
              </table:table-cell>
              <table:table-cell office:value-type="float" office:value="449">
                <text:p>44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45">
                <text:p>0.945</text:p>
              </table:table-cell>
              <table:table-cell office:value-type="float" office:value="450">
                <text:p>45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475">
                <text:p>0.9475</text:p>
              </table:table-cell>
              <table:table-cell office:value-type="float" office:value="454">
                <text:p>45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5">
                <text:p>0.95</text:p>
              </table:table-cell>
              <table:table-cell office:value-type="float" office:value="457">
                <text:p>45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5">
                <text:p>0.9525</text:p>
              </table:table-cell>
              <table:table-cell office:value-type="float" office:value="455">
                <text:p>45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5">
                <text:p>0.955</text:p>
              </table:table-cell>
              <table:table-cell office:value-type="float" office:value="460">
                <text:p>46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575">
                <text:p>0.9575</text:p>
              </table:table-cell>
              <table:table-cell office:value-type="float" office:value="457">
                <text:p>45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">
                <text:p>0.96</text:p>
              </table:table-cell>
              <table:table-cell office:value-type="float" office:value="461">
                <text:p>46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5">
                <text:p>0.9625</text:p>
              </table:table-cell>
              <table:table-cell office:value-type="float" office:value="466">
                <text:p>46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5">
                <text:p>0.965</text:p>
              </table:table-cell>
              <table:table-cell office:value-type="float" office:value="471">
                <text:p>47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75">
                <text:p>0.9675</text:p>
              </table:table-cell>
              <table:table-cell office:value-type="float" office:value="464">
                <text:p>46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">
                <text:p>0.97</text:p>
              </table:table-cell>
              <table:table-cell office:value-type="float" office:value="465">
                <text:p>46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25">
                <text:p>0.9725</text:p>
              </table:table-cell>
              <table:table-cell office:value-type="float" office:value="467">
                <text:p>4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5">
                <text:p>0.975</text:p>
              </table:table-cell>
              <table:table-cell office:value-type="float" office:value="469">
                <text:p>46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75">
                <text:p>0.9775</text:p>
              </table:table-cell>
              <table:table-cell office:value-type="float" office:value="468">
                <text:p>4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8">
                <text:p>0.98</text:p>
              </table:table-cell>
              <table:table-cell office:value-type="float" office:value="475">
                <text:p>47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825">
                <text:p>0.9825</text:p>
              </table:table-cell>
              <table:table-cell office:value-type="float" office:value="477">
                <text:p>47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85">
                <text:p>0.985</text:p>
              </table:table-cell>
              <table:table-cell office:value-type="float" office:value="478">
                <text:p>47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875">
                <text:p>0.9875</text:p>
              </table:table-cell>
              <table:table-cell office:value-type="float" office:value="473">
                <text:p>47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">
                <text:p>0.99</text:p>
              </table:table-cell>
              <table:table-cell office:value-type="float" office:value="472">
                <text:p>47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25">
                <text:p>0.9925</text:p>
              </table:table-cell>
              <table:table-cell office:value-type="float" office:value="469">
                <text:p>46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">
                <text:p>0.995</text:p>
              </table:table-cell>
              <table:table-cell office:value-type="float" office:value="478">
                <text:p>47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75">
                <text:p>0.9975</text:p>
              </table:table-cell>
              <table:table-cell office:value-type="float" office:value="480">
                <text:p>4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475">
                <text:p>47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25">
                <text:p>1.0025</text:p>
              </table:table-cell>
              <table:table-cell office:value-type="float" office:value="479">
                <text:p>47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05">
                <text:p>1.005</text:p>
              </table:table-cell>
              <table:table-cell office:value-type="float" office:value="482">
                <text:p>4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075">
                <text:p>1.0075</text:p>
              </table:table-cell>
              <table:table-cell office:value-type="float" office:value="480">
                <text:p>4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">
                <text:p>1.01</text:p>
              </table:table-cell>
              <table:table-cell office:value-type="float" office:value="484">
                <text:p>4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125">
                <text:p>1.0125</text:p>
              </table:table-cell>
              <table:table-cell office:value-type="float" office:value="475">
                <text:p>47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15">
                <text:p>1.015</text:p>
              </table:table-cell>
              <table:table-cell office:value-type="float" office:value="479">
                <text:p>47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175">
                <text:p>1.0175</text:p>
              </table:table-cell>
              <table:table-cell office:value-type="float" office:value="485">
                <text:p>48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2">
                <text:p>1.02</text:p>
              </table:table-cell>
              <table:table-cell office:value-type="float" office:value="490">
                <text:p>49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225">
                <text:p>1.0225</text:p>
              </table:table-cell>
              <table:table-cell office:value-type="float" office:value="487">
                <text:p>48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25">
                <text:p>1.025</text:p>
              </table:table-cell>
              <table:table-cell office:value-type="float" office:value="479">
                <text:p>47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275">
                <text:p>1.0275</text:p>
              </table:table-cell>
              <table:table-cell office:value-type="float" office:value="483">
                <text:p>48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3">
                <text:p>1.03</text:p>
              </table:table-cell>
              <table:table-cell office:value-type="float" office:value="480">
                <text:p>48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325">
                <text:p>1.0325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35">
                <text:p>1.035</text:p>
              </table:table-cell>
              <table:table-cell office:value-type="float" office:value="480">
                <text:p>4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375">
                <text:p>1.0375</text:p>
              </table:table-cell>
              <table:table-cell office:value-type="float" office:value="484">
                <text:p>48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4">
                <text:p>1.04</text:p>
              </table:table-cell>
              <table:table-cell office:value-type="float" office:value="488">
                <text:p>48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425">
                <text:p>1.0425</text:p>
              </table:table-cell>
              <table:table-cell office:value-type="float" office:value="492">
                <text:p>49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45">
                <text:p>1.045</text:p>
              </table:table-cell>
              <table:table-cell office:value-type="float" office:value="480">
                <text:p>4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475">
                <text:p>1.0475</text:p>
              </table:table-cell>
              <table:table-cell office:value-type="float" office:value="479">
                <text:p>4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5">
                <text:p>1.05</text:p>
              </table:table-cell>
              <table:table-cell office:value-type="float" office:value="480">
                <text:p>48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525">
                <text:p>1.0525</text:p>
              </table:table-cell>
              <table:table-cell office:value-type="float" office:value="495">
                <text:p>4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55">
                <text:p>1.055</text:p>
              </table:table-cell>
              <table:table-cell office:value-type="float" office:value="482">
                <text:p>48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575">
                <text:p>1.0575</text:p>
              </table:table-cell>
              <table:table-cell office:value-type="float" office:value="476">
                <text:p>4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6">
                <text:p>1.06</text:p>
              </table:table-cell>
              <table:table-cell office:value-type="float" office:value="475">
                <text:p>47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625">
                <text:p>1.0625</text:p>
              </table:table-cell>
              <table:table-cell office:value-type="float" office:value="480">
                <text:p>48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65">
                <text:p>1.065</text:p>
              </table:table-cell>
              <table:table-cell office:value-type="float" office:value="487">
                <text:p>48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675">
                <text:p>1.0675</text:p>
              </table:table-cell>
              <table:table-cell office:value-type="float" office:value="485">
                <text:p>48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">
                <text:p>1.07</text:p>
              </table:table-cell>
              <table:table-cell office:value-type="float" office:value="477">
                <text:p>4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725">
                <text:p>1.0725</text:p>
              </table:table-cell>
              <table:table-cell office:value-type="float" office:value="483">
                <text:p>4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75">
                <text:p>1.075</text:p>
              </table:table-cell>
              <table:table-cell office:value-type="float" office:value="487">
                <text:p>48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775">
                <text:p>1.0775</text:p>
              </table:table-cell>
              <table:table-cell office:value-type="float" office:value="487">
                <text:p>48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">
                <text:p>1.08</text:p>
              </table:table-cell>
              <table:table-cell office:value-type="float" office:value="482">
                <text:p>48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825">
                <text:p>1.0825</text:p>
              </table:table-cell>
              <table:table-cell office:value-type="float" office:value="479">
                <text:p>47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85">
                <text:p>1.085</text:p>
              </table:table-cell>
              <table:table-cell office:value-type="float" office:value="488">
                <text:p>48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875">
                <text:p>1.0875</text:p>
              </table:table-cell>
              <table:table-cell office:value-type="float" office:value="495">
                <text:p>4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9">
                <text:p>1.09</text:p>
              </table:table-cell>
              <table:table-cell office:value-type="float" office:value="488">
                <text:p>48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925">
                <text:p>1.0925</text:p>
              </table:table-cell>
              <table:table-cell office:value-type="float" office:value="486">
                <text:p>48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5">
                <text:p>1.095</text:p>
              </table:table-cell>
              <table:table-cell office:value-type="float" office:value="485">
                <text:p>48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975">
                <text:p>1.0975</text:p>
              </table:table-cell>
              <table:table-cell office:value-type="float" office:value="481">
                <text:p>48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">
                <text:p>1.1</text:p>
              </table:table-cell>
              <table:table-cell office:value-type="float" office:value="477">
                <text:p>47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025">
                <text:p>1.1025</text:p>
              </table:table-cell>
              <table:table-cell office:value-type="float" office:value="480">
                <text:p>48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05">
                <text:p>1.105</text:p>
              </table:table-cell>
              <table:table-cell office:value-type="float" office:value="485">
                <text:p>48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75">
                <text:p>1.1075</text:p>
              </table:table-cell>
              <table:table-cell office:value-type="float" office:value="494">
                <text:p>49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1">
                <text:p>1.11</text:p>
              </table:table-cell>
              <table:table-cell office:value-type="float" office:value="485">
                <text:p>48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125">
                <text:p>1.1125</text:p>
              </table:table-cell>
              <table:table-cell office:value-type="float" office:value="484">
                <text:p>48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15">
                <text:p>1.115</text:p>
              </table:table-cell>
              <table:table-cell office:value-type="float" office:value="489">
                <text:p>48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175">
                <text:p>1.1175</text:p>
              </table:table-cell>
              <table:table-cell office:value-type="float" office:value="492">
                <text:p>49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2">
                <text:p>1.12</text:p>
              </table:table-cell>
              <table:table-cell office:value-type="float" office:value="490">
                <text:p>49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225">
                <text:p>1.1225</text:p>
              </table:table-cell>
              <table:table-cell office:value-type="float" office:value="478">
                <text:p>47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25">
                <text:p>1.125</text:p>
              </table:table-cell>
              <table:table-cell office:value-type="float" office:value="476">
                <text:p>4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275">
                <text:p>1.1275</text:p>
              </table:table-cell>
              <table:table-cell office:value-type="float" office:value="478">
                <text:p>47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3">
                <text:p>1.13</text:p>
              </table:table-cell>
              <table:table-cell office:value-type="float" office:value="485">
                <text:p>48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325">
                <text:p>1.1325</text:p>
              </table:table-cell>
              <table:table-cell office:value-type="float" office:value="474">
                <text:p>47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35">
                <text:p>1.135</text:p>
              </table:table-cell>
              <table:table-cell office:value-type="float" office:value="473">
                <text:p>4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375">
                <text:p>1.1375</text:p>
              </table:table-cell>
              <table:table-cell office:value-type="float" office:value="478">
                <text:p>47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4">
                <text:p>1.14</text:p>
              </table:table-cell>
              <table:table-cell office:value-type="float" office:value="480">
                <text:p>4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425">
                <text:p>1.1425</text:p>
              </table:table-cell>
              <table:table-cell office:value-type="float" office:value="488">
                <text:p>48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45">
                <text:p>1.145</text:p>
              </table:table-cell>
              <table:table-cell office:value-type="float" office:value="484">
                <text:p>48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475">
                <text:p>1.1475</text:p>
              </table:table-cell>
              <table:table-cell office:value-type="float" office:value="481">
                <text:p>48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5">
                <text:p>1.15</text:p>
              </table:table-cell>
              <table:table-cell office:value-type="float" office:value="480">
                <text:p>48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525">
                <text:p>1.1525</text:p>
              </table:table-cell>
              <table:table-cell office:value-type="float" office:value="485">
                <text:p>48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55">
                <text:p>1.155</text:p>
              </table:table-cell>
              <table:table-cell office:value-type="float" office:value="481">
                <text:p>48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575">
                <text:p>1.1575</text:p>
              </table:table-cell>
              <table:table-cell office:value-type="float" office:value="486">
                <text:p>48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6">
                <text:p>1.16</text:p>
              </table:table-cell>
              <table:table-cell office:value-type="float" office:value="489">
                <text:p>48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625">
                <text:p>1.1625</text:p>
              </table:table-cell>
              <table:table-cell office:value-type="float" office:value="492">
                <text:p>49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65">
                <text:p>1.165</text:p>
              </table:table-cell>
              <table:table-cell office:value-type="float" office:value="490">
                <text:p>49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75">
                <text:p>1.1675</text:p>
              </table:table-cell>
              <table:table-cell office:value-type="float" office:value="483">
                <text:p>48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7">
                <text:p>1.17</text:p>
              </table:table-cell>
              <table:table-cell office:value-type="float" office:value="484">
                <text:p>48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725">
                <text:p>1.1725</text:p>
              </table:table-cell>
              <table:table-cell office:value-type="float" office:value="486">
                <text:p>48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75">
                <text:p>1.175</text:p>
              </table:table-cell>
              <table:table-cell office:value-type="float" office:value="486">
                <text:p>4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775">
                <text:p>1.1775</text:p>
              </table:table-cell>
              <table:table-cell office:value-type="float" office:value="485">
                <text:p>4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8">
                <text:p>1.18</text:p>
              </table:table-cell>
              <table:table-cell office:value-type="float" office:value="489">
                <text:p>48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1825">
                <text:p>1.1825</text:p>
              </table:table-cell>
              <table:table-cell office:value-type="float" office:value="496">
                <text:p>49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85">
                <text:p>1.185</text:p>
              </table:table-cell>
              <table:table-cell office:value-type="float" office:value="482">
                <text:p>48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875">
                <text:p>1.1875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9">
                <text:p>1.19</text:p>
              </table:table-cell>
              <table:table-cell office:value-type="float" office:value="480">
                <text:p>4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925">
                <text:p>1.1925</text:p>
              </table:table-cell>
              <table:table-cell office:value-type="float" office:value="483">
                <text:p>48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95">
                <text:p>1.195</text:p>
              </table:table-cell>
              <table:table-cell office:value-type="float" office:value="488">
                <text:p>48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75">
                <text:p>1.1975</text:p>
              </table:table-cell>
              <table:table-cell office:value-type="float" office:value="476">
                <text:p>4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">
                <text:p>1.2</text:p>
              </table:table-cell>
              <table:table-cell office:value-type="float" office:value="473">
                <text:p>47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025">
                <text:p>1.2025</text:p>
              </table:table-cell>
              <table:table-cell office:value-type="float" office:value="474">
                <text:p>4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05">
                <text:p>1.205</text:p>
              </table:table-cell>
              <table:table-cell office:value-type="float" office:value="477">
                <text:p>47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75">
                <text:p>1.2075</text:p>
              </table:table-cell>
              <table:table-cell office:value-type="float" office:value="486">
                <text:p>48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1">
                <text:p>1.21</text:p>
              </table:table-cell>
              <table:table-cell office:value-type="float" office:value="484">
                <text:p>4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125">
                <text:p>1.2125</text:p>
              </table:table-cell>
              <table:table-cell office:value-type="float" office:value="479">
                <text:p>47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15">
                <text:p>1.215</text:p>
              </table:table-cell>
              <table:table-cell office:value-type="float" office:value="483">
                <text:p>4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175">
                <text:p>1.2175</text:p>
              </table:table-cell>
              <table:table-cell office:value-type="float" office:value="491">
                <text:p>49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2">
                <text:p>1.22</text:p>
              </table:table-cell>
              <table:table-cell office:value-type="float" office:value="486">
                <text:p>48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225">
                <text:p>1.2225</text:p>
              </table:table-cell>
              <table:table-cell office:value-type="float" office:value="477">
                <text:p>47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25">
                <text:p>1.225</text:p>
              </table:table-cell>
              <table:table-cell office:value-type="float" office:value="477">
                <text:p>47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275">
                <text:p>1.2275</text:p>
              </table:table-cell>
              <table:table-cell office:value-type="float" office:value="483">
                <text:p>48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3">
                <text:p>1.23</text:p>
              </table:table-cell>
              <table:table-cell office:value-type="float" office:value="487">
                <text:p>48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325">
                <text:p>1.2325</text:p>
              </table:table-cell>
              <table:table-cell office:value-type="float" office:value="483">
                <text:p>48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35">
                <text:p>1.235</text:p>
              </table:table-cell>
              <table:table-cell office:value-type="float" office:value="486">
                <text:p>48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375">
                <text:p>1.2375</text:p>
              </table:table-cell>
              <table:table-cell office:value-type="float" office:value="485">
                <text:p>48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4">
                <text:p>1.24</text:p>
              </table:table-cell>
              <table:table-cell office:value-type="float" office:value="487">
                <text:p>48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425">
                <text:p>1.2425</text:p>
              </table:table-cell>
              <table:table-cell office:value-type="float" office:value="485">
                <text:p>48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5">
                <text:p>1.245</text:p>
              </table:table-cell>
              <table:table-cell office:value-type="float" office:value="482">
                <text:p>48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475">
                <text:p>1.2475</text:p>
              </table:table-cell>
              <table:table-cell office:value-type="float" office:value="490">
                <text:p>49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5">
                <text:p>1.25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525">
                <text:p>1.2525</text:p>
              </table:table-cell>
              <table:table-cell office:value-type="float" office:value="487">
                <text:p>4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55">
                <text:p>1.255</text:p>
              </table:table-cell>
              <table:table-cell office:value-type="float" office:value="481">
                <text:p>4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575">
                <text:p>1.2575</text:p>
              </table:table-cell>
              <table:table-cell office:value-type="float" office:value="492">
                <text:p>49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6">
                <text:p>1.26</text:p>
              </table:table-cell>
              <table:table-cell office:value-type="float" office:value="492">
                <text:p>49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625">
                <text:p>1.2625</text:p>
              </table:table-cell>
              <table:table-cell office:value-type="float" office:value="481">
                <text:p>4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65">
                <text:p>1.265</text:p>
              </table:table-cell>
              <table:table-cell office:value-type="float" office:value="476">
                <text:p>47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675">
                <text:p>1.2675</text:p>
              </table:table-cell>
              <table:table-cell office:value-type="float" office:value="478">
                <text:p>47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7">
                <text:p>1.27</text:p>
              </table:table-cell>
              <table:table-cell office:value-type="float" office:value="487">
                <text:p>48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725">
                <text:p>1.2725</text:p>
              </table:table-cell>
              <table:table-cell office:value-type="float" office:value="487">
                <text:p>48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75">
                <text:p>1.275</text:p>
              </table:table-cell>
              <table:table-cell office:value-type="float" office:value="477">
                <text:p>47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775">
                <text:p>1.2775</text:p>
              </table:table-cell>
              <table:table-cell office:value-type="float" office:value="476">
                <text:p>47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8">
                <text:p>1.28</text:p>
              </table:table-cell>
              <table:table-cell office:value-type="float" office:value="476">
                <text:p>47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825">
                <text:p>1.2825</text:p>
              </table:table-cell>
              <table:table-cell office:value-type="float" office:value="482">
                <text:p>4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85">
                <text:p>1.285</text:p>
              </table:table-cell>
              <table:table-cell office:value-type="float" office:value="487">
                <text:p>48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875">
                <text:p>1.2875</text:p>
              </table:table-cell>
              <table:table-cell office:value-type="float" office:value="484">
                <text:p>48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9">
                <text:p>1.29</text:p>
              </table:table-cell>
              <table:table-cell office:value-type="float" office:value="480">
                <text:p>48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925">
                <text:p>1.2925</text:p>
              </table:table-cell>
              <table:table-cell office:value-type="float" office:value="478">
                <text:p>47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95">
                <text:p>1.295</text:p>
              </table:table-cell>
              <table:table-cell office:value-type="float" office:value="482">
                <text:p>48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975">
                <text:p>1.2975</text:p>
              </table:table-cell>
              <table:table-cell office:value-type="float" office:value="487">
                <text:p>48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">
                <text:p>1.3</text:p>
              </table:table-cell>
              <table:table-cell office:value-type="float" office:value="485">
                <text:p>485</text:p>
              </table:table-cell>
              <table:table-cell office:value-type="float" office:value="521">
                <text:p>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P=0.003'.A1:'P=0.003'.C166" chart:data-source-has-labels="row" svg:x="0.32cm" svg:y="0.18cm" svg:width="11.836cm" svg:height="8.64cm">
          <chart:coordinate-region svg:x="1.164cm" svg:y="0.382cm" svg:width="10.984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3'.A2:'P=0.003'.A166" chart:label-cell-address="'P=0.003'.A1:'P=0.003'.A1" chart:class="chart:line">
            <chart:data-point chart:repeated="165"/>
          </chart:series>
          <chart:series chart:style-name="ch7" chart:values-cell-range-address="'P=0.003'.B2:'P=0.003'.B166" chart:label-cell-address="'P=0.003'.B1:'P=0.003'.B1" chart:class="chart:line">
            <chart:data-point chart:repeated="165"/>
          </chart:series>
          <chart:series chart:style-name="ch8" chart:values-cell-range-address="'P=0.003'.C2:'P=0.003'.C166" chart:label-cell-address="'P=0.003'.C1:'P=0.003'.C1" chart:class="chart:line">
            <chart:data-point chart:repeated="1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P=0.003'.A1:'P=0.003'.A1</svg:desc>
                </draw:g>
              </table:table-cell>
              <table:table-cell office:value-type="string">
                <text:p>Left Speed</text:p>
                <draw:g>
                  <svg:desc>'P=0.003'.B1:'P=0.003'.B1</svg:desc>
                </draw:g>
              </table:table-cell>
              <table:table-cell office:value-type="string">
                <text:p> Right Speed</text:p>
                <draw:g>
                  <svg:desc>'P=0.003'.C1:'P=0.00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P=0.003'.A2:'P=0.003'.A166</svg:desc>
                </draw:g>
              </table:table-cell>
              <table:table-cell office:value-type="float" office:value="0">
                <text:p>0</text:p>
                <draw:g>
                  <svg:desc>'P=0.003'.B2:'P=0.003'.B166</svg:desc>
                </draw:g>
              </table:table-cell>
              <table:table-cell office:value-type="float" office:value="0">
                <text:p>0</text:p>
                <draw:g>
                  <svg:desc>'P=0.003'.C2:'P=0.003'.C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181">
                <text:p>18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P-S=0.75'.A1:'P-S=0.75'.C135" chart:data-source-has-labels="row" svg:x="0.32cm" svg:y="0.18cm" svg:width="11.836cm" svg:height="8.64cm">
          <chart:coordinate-region svg:x="1.164cm" svg:y="0.382cm" svg:width="10.99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-S=0.75'.A2:'P-S=0.75'.A135" chart:label-cell-address="'P-S=0.75'.A1:'P-S=0.75'.A1" chart:class="chart:line">
            <chart:data-point chart:repeated="134"/>
          </chart:series>
          <chart:series chart:style-name="ch7" chart:values-cell-range-address="'P-S=0.75'.B2:'P-S=0.75'.B135" chart:label-cell-address="'P-S=0.75'.B1:'P-S=0.75'.B1" chart:class="chart:line">
            <chart:data-point chart:repeated="134"/>
          </chart:series>
          <chart:series chart:style-name="ch8" chart:values-cell-range-address="'P-S=0.75'.C2:'P-S=0.75'.C135" chart:label-cell-address="'P-S=0.75'.C1:'P-S=0.75'.C1" chart:class="chart:line">
            <chart:data-point chart:repeated="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P-S=0.75'.A1:'P-S=0.75'.A1</svg:desc>
                </draw:g>
              </table:table-cell>
              <table:table-cell office:value-type="string">
                <text:p>Left Speed</text:p>
                <draw:g>
                  <svg:desc>'P-S=0.75'.B1:'P-S=0.75'.B1</svg:desc>
                </draw:g>
              </table:table-cell>
              <table:table-cell office:value-type="string">
                <text:p> Right Speed</text:p>
                <draw:g>
                  <svg:desc>'P-S=0.75'.C1:'P-S=0.7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  <draw:g>
                  <svg:desc>'P-S=0.75'.A2:'P-S=0.75'.A135</svg:desc>
                </draw:g>
              </table:table-cell>
              <table:table-cell office:value-type="float" office:value="0">
                <text:p>0</text:p>
                <draw:g>
                  <svg:desc>'P-S=0.75'.B2:'P-S=0.75'.B135</svg:desc>
                </draw:g>
              </table:table-cell>
              <table:table-cell office:value-type="float" office:value="0">
                <text:p>0</text:p>
                <draw:g>
                  <svg:desc>'P-S=0.75'.C2:'P-S=0.75'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47">
                <text:p>24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313">
                <text:p>31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328">
                <text:p>3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333">
                <text:p>3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">
                <text:p>360</text:p>
              </table:table-cell>
              <table:table-cell office:value-type="float" office:value="353">
                <text:p>35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0">
                <text:p>360</text:p>
              </table:table-cell>
              <table:table-cell office:value-type="float" office:value="353">
                <text:p>35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353">
                <text:p>35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7">
                <text:p>3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I=0.0005'.A1:'I=0.0005'.C176" chart:data-source-has-labels="row" svg:x="0.32cm" svg:y="0.18cm" svg:width="11.836cm" svg:height="8.64cm">
          <chart:coordinate-region svg:x="1.164cm" svg:y="0.382cm" svg:width="10.99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=0.0005'.A2:'I=0.0005'.A176" chart:label-cell-address="'I=0.0005'.A1:'I=0.0005'.A1" chart:class="chart:line">
            <chart:data-point chart:repeated="175"/>
          </chart:series>
          <chart:series chart:style-name="ch7" chart:values-cell-range-address="'I=0.0005'.B2:'I=0.0005'.B176" chart:label-cell-address="'I=0.0005'.B1:'I=0.0005'.B1" chart:class="chart:line">
            <chart:data-point chart:repeated="175"/>
          </chart:series>
          <chart:series chart:style-name="ch8" chart:values-cell-range-address="'I=0.0005'.C2:'I=0.0005'.C176" chart:label-cell-address="'I=0.0005'.C1:'I=0.0005'.C1" chart:class="chart:line">
            <chart:data-point chart:repeated="1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I=0.0005'.A1:'I=0.0005'.A1</svg:desc>
                </draw:g>
              </table:table-cell>
              <table:table-cell office:value-type="string">
                <text:p>Left Speed</text:p>
                <draw:g>
                  <svg:desc>'I=0.0005'.B1:'I=0.0005'.B1</svg:desc>
                </draw:g>
              </table:table-cell>
              <table:table-cell office:value-type="string">
                <text:p> Right Speed</text:p>
                <draw:g>
                  <svg:desc>'I=0.0005'.C1:'I=0.000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I=0.0005'.A2:'I=0.0005'.A176</svg:desc>
                </draw:g>
              </table:table-cell>
              <table:table-cell office:value-type="float" office:value="0">
                <text:p>0</text:p>
                <draw:g>
                  <svg:desc>'I=0.0005'.B2:'I=0.0005'.B176</svg:desc>
                </draw:g>
              </table:table-cell>
              <table:table-cell office:value-type="float" office:value="0">
                <text:p>0</text:p>
                <draw:g>
                  <svg:desc>'I=0.0005'.C2:'I=0.0005'.C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I=0.005'.A1:'I=0.005'.C140" chart:data-source-has-labels="row" svg:x="0.32cm" svg:y="0.18cm" svg:width="11.836cm" svg:height="8.64cm">
          <chart:coordinate-region svg:x="1.164cm" svg:y="0.382cm" svg:width="10.99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=0.005'.A2:'I=0.005'.A140" chart:label-cell-address="'I=0.005'.A1:'I=0.005'.A1" chart:class="chart:line">
            <chart:data-point chart:repeated="139"/>
          </chart:series>
          <chart:series chart:style-name="ch7" chart:values-cell-range-address="'I=0.005'.B2:'I=0.005'.B140" chart:label-cell-address="'I=0.005'.B1:'I=0.005'.B1" chart:class="chart:line">
            <chart:data-point chart:repeated="139"/>
          </chart:series>
          <chart:series chart:style-name="ch8" chart:values-cell-range-address="'I=0.005'.C2:'I=0.005'.C140" chart:label-cell-address="'I=0.005'.C1:'I=0.005'.C1" chart:class="chart:line">
            <chart:data-point chart:repeated="1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I=0.005'.A1:'I=0.005'.A1</svg:desc>
                </draw:g>
              </table:table-cell>
              <table:table-cell office:value-type="string">
                <text:p>Left Speed</text:p>
                <draw:g>
                  <svg:desc>'I=0.005'.B1:'I=0.005'.B1</svg:desc>
                </draw:g>
              </table:table-cell>
              <table:table-cell office:value-type="string">
                <text:p> Right Speed</text:p>
                <draw:g>
                  <svg:desc>'I=0.005'.C1:'I=0.00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I=0.005'.A2:'I=0.005'.A140</svg:desc>
                </draw:g>
              </table:table-cell>
              <table:table-cell office:value-type="float" office:value="0">
                <text:p>0</text:p>
                <draw:g>
                  <svg:desc>'I=0.005'.B2:'I=0.005'.B140</svg:desc>
                </draw:g>
              </table:table-cell>
              <table:table-cell office:value-type="float" office:value="0">
                <text:p>0</text:p>
                <draw:g>
                  <svg:desc>'I=0.005'.C2:'I=0.005'.C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58">
                <text:p>2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18">
                <text:p>21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27">
                <text:p>2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27">
                <text:p>22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S=0.75,I=0.0005'.A1:'S=0.75,I=0.0005'.C117" chart:data-source-has-labels="row" svg:x="0.32cm" svg:y="0.18cm" svg:width="11.836cm" svg:height="8.64cm">
          <chart:coordinate-region svg:x="1.164cm" svg:y="0.382cm" svg:width="10.99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0.75,I=0.0005'.A2:'S=0.75,I=0.0005'.A117" chart:label-cell-address="'S=0.75,I=0.0005'.A1:'S=0.75,I=0.0005'.A1" chart:class="chart:line">
            <chart:data-point chart:repeated="116"/>
          </chart:series>
          <chart:series chart:style-name="ch7" chart:values-cell-range-address="'S=0.75,I=0.0005'.B2:'S=0.75,I=0.0005'.B117" chart:label-cell-address="'S=0.75,I=0.0005'.B1:'S=0.75,I=0.0005'.B1" chart:class="chart:line">
            <chart:data-point chart:repeated="116"/>
          </chart:series>
          <chart:series chart:style-name="ch8" chart:values-cell-range-address="'S=0.75,I=0.0005'.C2:'S=0.75,I=0.0005'.C117" chart:label-cell-address="'S=0.75,I=0.0005'.C1:'S=0.75,I=0.0005'.C1" chart:class="chart:line">
            <chart:data-point chart:repeated="1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S=0.75,I=0.0005'.A1:'S=0.75,I=0.0005'.A1</svg:desc>
                </draw:g>
              </table:table-cell>
              <table:table-cell office:value-type="string">
                <text:p>Left Speed</text:p>
                <draw:g>
                  <svg:desc>'S=0.75,I=0.0005'.B1:'S=0.75,I=0.0005'.B1</svg:desc>
                </draw:g>
              </table:table-cell>
              <table:table-cell office:value-type="string">
                <text:p> Right Speed</text:p>
                <draw:g>
                  <svg:desc>'S=0.75,I=0.0005'.C1:'S=0.75,I=0.000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  <draw:g>
                  <svg:desc>'S=0.75,I=0.0005'.A2:'S=0.75,I=0.0005'.A117</svg:desc>
                </draw:g>
              </table:table-cell>
              <table:table-cell office:value-type="float" office:value="0">
                <text:p>0</text:p>
                <draw:g>
                  <svg:desc>'S=0.75,I=0.0005'.B2:'S=0.75,I=0.0005'.B117</svg:desc>
                </draw:g>
              </table:table-cell>
              <table:table-cell office:value-type="float" office:value="0">
                <text:p>0</text:p>
                <draw:g>
                  <svg:desc>'S=0.75,I=0.0005'.C2:'S=0.75,I=0.0005'.C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328">
                <text:p>32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53">
                <text:p>35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S=0.25'.A1:'S=0.25'.C210" chart:data-source-has-labels="row" svg:x="0.32cm" svg:y="0.18cm" svg:width="11.836cm" svg:height="8.64cm">
          <chart:coordinate-region svg:x="1.164cm" svg:y="0.382cm" svg:width="10.99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0.25'.A2:'S=0.25'.A210" chart:label-cell-address="'S=0.25'.A1:'S=0.25'.A1" chart:class="chart:line">
            <chart:data-point chart:repeated="209"/>
          </chart:series>
          <chart:series chart:style-name="ch7" chart:values-cell-range-address="'S=0.25'.B2:'S=0.25'.B210" chart:label-cell-address="'S=0.25'.B1:'S=0.25'.B1" chart:class="chart:line">
            <chart:data-point chart:repeated="209"/>
          </chart:series>
          <chart:series chart:style-name="ch8" chart:values-cell-range-address="'S=0.25'.C2:'S=0.25'.C210" chart:label-cell-address="'S=0.25'.C1:'S=0.25'.C1" chart:class="chart:line">
            <chart:data-point chart:repeated="2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S=0.25'.A1:'S=0.25'.A1</svg:desc>
                </draw:g>
              </table:table-cell>
              <table:table-cell office:value-type="string">
                <text:p>Left Speed</text:p>
                <draw:g>
                  <svg:desc>'S=0.25'.B1:'S=0.25'.B1</svg:desc>
                </draw:g>
              </table:table-cell>
              <table:table-cell office:value-type="string">
                <text:p> Right Speed</text:p>
                <draw:g>
                  <svg:desc>'S=0.25'.C1:'S=0.2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'S=0.25'.A2:'S=0.25'.A210</svg:desc>
                </draw:g>
              </table:table-cell>
              <table:table-cell office:value-type="float" office:value="0">
                <text:p>0</text:p>
                <draw:g>
                  <svg:desc>'S=0.25'.B2:'S=0.25'.B210</svg:desc>
                </draw:g>
              </table:table-cell>
              <table:table-cell office:value-type="float" office:value="0">
                <text:p>0</text:p>
                <draw:g>
                  <svg:desc>'S=0.25'.C2:'S=0.25'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38">
                <text:p>1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Ramp.A162:Ramp.B362" svg:x="0.32cm" svg:y="0.18cm" svg:width="11.116cm" svg:height="8.64cm">
          <chart:coordinate-region svg:x="1.164cm" svg:y="0.382cm" svg:width="10.17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mp.B162:Ramp.B362" chart:class="chart:scatter">
            <chart:domain table:cell-range-address="Ramp.A162:Ramp.A362"/>
            <chart:regression-curve chart:style-name="ch8">
              <chart:equation chart:display-equation="true" chart:display-r-square="false" svg:x="1.649cm" svg:y="0.802cm"/>
            </chart:regression-curve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Ramp.A162:Ramp.A362</svg:desc>
                </draw:g>
              </table:table-cell>
              <table:table-cell office:value-type="float" office:value="107">
                <text:p>107</text:p>
                <draw:g>
                  <svg:desc>Ramp.B162:Ramp.B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5">
                <text:p>0.40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">
                <text:p>0.4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75">
                <text:p>0.40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5">
                <text:p>0.4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">
                <text:p>0.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5">
                <text:p>0.41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25">
                <text:p>0.4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5">
                <text:p>0.4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5">
                <text:p>0.427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25">
                <text:p>0.43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5">
                <text:p>0.4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5">
                <text:p>0.43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">
                <text:p>0.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25">
                <text:p>0.44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5">
                <text:p>0.4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75">
                <text:p>0.447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5">
                <text:p>0.452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5">
                <text:p>0.4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75">
                <text:p>0.45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25">
                <text:p>0.46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5">
                <text:p>0.4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75">
                <text:p>0.46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">
                <text:p>0.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25">
                <text:p>0.47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5">
                <text:p>0.4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75">
                <text:p>0.477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">
                <text:p>0.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25">
                <text:p>0.48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5">
                <text:p>0.48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75">
                <text:p>0.487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">
                <text:p>0.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25">
                <text:p>0.49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">
                <text:p>0.4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75">
                <text:p>0.49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25">
                <text:p>0.50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5">
                <text:p>0.50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75">
                <text:p>0.50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25">
                <text:p>0.51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5">
                <text:p>0.5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75">
                <text:p>0.51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">
                <text:p>0.5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25">
                <text:p>0.52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5">
                <text:p>0.5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75">
                <text:p>0.52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25">
                <text:p>0.53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5">
                <text:p>0.5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75">
                <text:p>0.53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">
                <text:p>0.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25">
                <text:p>0.54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5">
                <text:p>0.5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75">
                <text:p>0.547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25">
                <text:p>0.552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5">
                <text:p>0.55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75">
                <text:p>0.557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">
                <text:p>0.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5">
                <text:p>0.56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75">
                <text:p>0.56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">
                <text:p>0.5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25">
                <text:p>0.572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5">
                <text:p>0.5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5">
                <text:p>0.577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">
                <text:p>0.5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25">
                <text:p>0.58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75">
                <text:p>0.58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">
                <text:p>0.5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5">
                <text:p>0.59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5">
                <text:p>0.5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75">
                <text:p>0.59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25">
                <text:p>0.60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5">
                <text:p>0.60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5">
                <text:p>0.60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">
                <text:p>0.6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5">
                <text:p>0.61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5">
                <text:p>0.6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75">
                <text:p>0.61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">
                <text:p>0.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25">
                <text:p>0.62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5">
                <text:p>0.6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75">
                <text:p>0.62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25">
                <text:p>0.63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5">
                <text:p>0.63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75">
                <text:p>0.637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">
                <text:p>0.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25">
                <text:p>0.64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5">
                <text:p>0.64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75">
                <text:p>0.647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">
                <text:p>0.6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525">
                <text:p>0.65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5">
                <text:p>0.65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75">
                <text:p>0.657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">
                <text:p>0.6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25">
                <text:p>0.662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5">
                <text:p>0.66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5">
                <text:p>0.667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7">
                <text:p>0.6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25">
                <text:p>0.672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5">
                <text:p>0.6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75">
                <text:p>0.677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8">
                <text:p>0.6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825">
                <text:p>0.68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5">
                <text:p>0.6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75">
                <text:p>0.687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">
                <text:p>0.6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">
                <text:p>0.692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">
                <text:p>0.69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75">
                <text:p>0.697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">
                <text:p>0.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25">
                <text:p>0.70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05">
                <text:p>0.7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75">
                <text:p>0.707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">
                <text:p>0.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25">
                <text:p>0.712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15">
                <text:p>0.71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75">
                <text:p>0.717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">
                <text:p>0.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25">
                <text:p>0.722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5">
                <text:p>0.72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75">
                <text:p>0.727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">
                <text:p>0.7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325">
                <text:p>0.732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5">
                <text:p>0.7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375">
                <text:p>0.73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">
                <text:p>0.7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25">
                <text:p>0.742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5">
                <text:p>0.74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75">
                <text:p>0.747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25">
                <text:p>0.752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5">
                <text:p>0.75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75">
                <text:p>0.757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">
                <text:p>0.7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25">
                <text:p>0.76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5">
                <text:p>0.76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75">
                <text:p>0.767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">
                <text:p>0.7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25">
                <text:p>0.772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5">
                <text:p>0.77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75">
                <text:p>0.777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">
                <text:p>0.7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25">
                <text:p>0.78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85">
                <text:p>0.78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75">
                <text:p>0.787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">
                <text:p>0.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25">
                <text:p>0.792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5">
                <text:p>0.79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75">
                <text:p>0.79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25">
                <text:p>0.802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5">
                <text:p>0.80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75">
                <text:p>0.807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">
                <text:p>0.8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25">
                <text:p>0.81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15">
                <text:p>0.8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75">
                <text:p>0.817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">
                <text:p>0.8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25">
                <text:p>0.822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5">
                <text:p>0.82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75">
                <text:p>0.827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3">
                <text:p>0.8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325">
                <text:p>0.832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5">
                <text:p>0.83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75">
                <text:p>0.837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">
                <text:p>0.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25">
                <text:p>0.842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5">
                <text:p>0.84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75">
                <text:p>0.847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">
                <text:p>0.8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525">
                <text:p>0.852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">
                <text:p>0.85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75">
                <text:p>0.857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">
                <text:p>0.8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25">
                <text:p>0.862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5">
                <text:p>0.86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5">
                <text:p>0.86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">
                <text:p>0.8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25">
                <text:p>0.872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">
                <text:p>0.87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75">
                <text:p>0.87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">
                <text:p>0.8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25">
                <text:p>0.882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5">
                <text:p>0.88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75">
                <text:p>0.887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">
                <text:p>0.8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25">
                <text:p>0.89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5">
                <text:p>0.89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75">
                <text:p>0.897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">
                <text:p>0.9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3.946cm" style:legend-expansion="high" chart:style-name="ch2"/>
        <chart:plot-area chart:style-name="ch3" table:cell-range-address="Ramp.A162:Ramp.A362 Ramp.C162:Ramp.C362" svg:x="0.32cm" svg:y="0.18cm" svg:width="11.095cm" svg:height="8.64cm">
          <chart:coordinate-region svg:x="1.164cm" svg:y="0.382cm" svg:width="10.15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mp.C162:Ramp.C362" chart:class="chart:scatter">
            <chart:domain table:cell-range-address="Ramp.A162:Ramp.A362"/>
            <chart:regression-curve chart:style-name="ch8">
              <chart:equation chart:display-equation="true" chart:display-r-square="false" svg:x="1.538cm" svg:y="0.804cm"/>
            </chart:regression-curve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Ramp.A162:Ramp.A362</svg:desc>
                </draw:g>
              </table:table-cell>
              <table:table-cell office:value-type="float" office:value="121">
                <text:p>121</text:p>
                <draw:g>
                  <svg:desc>Ramp.C162:Ramp.C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5">
                <text:p>0.40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">
                <text:p>0.4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75">
                <text:p>0.407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5">
                <text:p>0.41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">
                <text:p>0.4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5">
                <text:p>0.417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25">
                <text:p>0.42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5">
                <text:p>0.4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5">
                <text:p>0.42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25">
                <text:p>0.43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5">
                <text:p>0.4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5">
                <text:p>0.43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">
                <text:p>0.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25">
                <text:p>0.44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5">
                <text:p>0.4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75">
                <text:p>0.447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5">
                <text:p>0.45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5">
                <text:p>0.4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75">
                <text:p>0.45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25">
                <text:p>0.46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5">
                <text:p>0.4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75">
                <text:p>0.46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">
                <text:p>0.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25">
                <text:p>0.47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5">
                <text:p>0.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75">
                <text:p>0.47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">
                <text:p>0.4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25">
                <text:p>0.48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5">
                <text:p>0.4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75">
                <text:p>0.48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">
                <text:p>0.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25">
                <text:p>0.492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">
                <text:p>0.4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75">
                <text:p>0.49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25">
                <text:p>0.50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5">
                <text:p>0.5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75">
                <text:p>0.50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25">
                <text:p>0.51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5">
                <text:p>0.51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75">
                <text:p>0.5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">
                <text:p>0.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25">
                <text:p>0.522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5">
                <text:p>0.5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75">
                <text:p>0.52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25">
                <text:p>0.53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5">
                <text:p>0.53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75">
                <text:p>0.537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">
                <text:p>0.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25">
                <text:p>0.54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5">
                <text:p>0.5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75">
                <text:p>0.547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25">
                <text:p>0.55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5">
                <text:p>0.5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75">
                <text:p>0.55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">
                <text:p>0.5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5">
                <text:p>0.562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75">
                <text:p>0.56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">
                <text:p>0.5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25">
                <text:p>0.57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5">
                <text:p>0.57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5">
                <text:p>0.57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">
                <text:p>0.5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25">
                <text:p>0.58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75">
                <text:p>0.587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">
                <text:p>0.5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5">
                <text:p>0.59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5">
                <text:p>0.5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75">
                <text:p>0.59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25">
                <text:p>0.602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5">
                <text:p>0.60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5">
                <text:p>0.60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">
                <text:p>0.6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5">
                <text:p>0.612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5">
                <text:p>0.61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75">
                <text:p>0.617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">
                <text:p>0.6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25">
                <text:p>0.62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5">
                <text:p>0.62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75">
                <text:p>0.62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25">
                <text:p>0.632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5">
                <text:p>0.6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75">
                <text:p>0.637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">
                <text:p>0.6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25">
                <text:p>0.642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5">
                <text:p>0.64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75">
                <text:p>0.647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">
                <text:p>0.6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525">
                <text:p>0.652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5">
                <text:p>0.6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75">
                <text:p>0.65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">
                <text:p>0.6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25">
                <text:p>0.662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5">
                <text:p>0.66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5">
                <text:p>0.66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7">
                <text:p>0.6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25">
                <text:p>0.672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5">
                <text:p>0.67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75">
                <text:p>0.67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8">
                <text:p>0.6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825">
                <text:p>0.68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5">
                <text:p>0.68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75">
                <text:p>0.68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">
                <text:p>0.6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">
                <text:p>0.69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">
                <text:p>0.69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75">
                <text:p>0.697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">
                <text:p>0.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25">
                <text:p>0.702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05">
                <text:p>0.70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75">
                <text:p>0.707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">
                <text:p>0.7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25">
                <text:p>0.712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15">
                <text:p>0.71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75">
                <text:p>0.717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">
                <text:p>0.7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25">
                <text:p>0.722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5">
                <text:p>0.7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75">
                <text:p>0.727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">
                <text:p>0.7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325">
                <text:p>0.732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5">
                <text:p>0.73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375">
                <text:p>0.73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">
                <text:p>0.7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25">
                <text:p>0.742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5">
                <text:p>0.74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75">
                <text:p>0.74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25">
                <text:p>0.752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5">
                <text:p>0.75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75">
                <text:p>0.757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">
                <text:p>0.7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25">
                <text:p>0.76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5">
                <text:p>0.76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75">
                <text:p>0.767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">
                <text:p>0.7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25">
                <text:p>0.772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5">
                <text:p>0.77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75">
                <text:p>0.77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">
                <text:p>0.7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25">
                <text:p>0.782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85">
                <text:p>0.7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75">
                <text:p>0.78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">
                <text:p>0.7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25">
                <text:p>0.792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5">
                <text:p>0.79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75">
                <text:p>0.797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25">
                <text:p>0.802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5">
                <text:p>0.8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75">
                <text:p>0.80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">
                <text:p>0.8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25">
                <text:p>0.812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15">
                <text:p>0.81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75">
                <text:p>0.81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">
                <text:p>0.8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25">
                <text:p>0.82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5">
                <text:p>0.8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75">
                <text:p>0.82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3">
                <text:p>0.8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325">
                <text:p>0.832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5">
                <text:p>0.83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75">
                <text:p>0.8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">
                <text:p>0.8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25">
                <text:p>0.842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5">
                <text:p>0.8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75">
                <text:p>0.847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">
                <text:p>0.8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525">
                <text:p>0.852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">
                <text:p>0.85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75">
                <text:p>0.85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">
                <text:p>0.8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25">
                <text:p>0.862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5">
                <text:p>0.8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5">
                <text:p>0.867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">
                <text:p>0.8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25">
                <text:p>0.872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">
                <text:p>0.87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75">
                <text:p>0.877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">
                <text:p>0.8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25">
                <text:p>0.882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5">
                <text:p>0.88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75">
                <text:p>0.88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">
                <text:p>0.8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25">
                <text:p>0.89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5">
                <text:p>0.89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75">
                <text:p>0.897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">
                <text:p>0.9</text:p>
              </table:table-cell>
              <table:table-cell office:value-type="float" office:value="452">
                <text:p>4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F=1,1'.A1:'F=1,1'.C187" chart:data-source-has-labels="row" svg:x="0.32cm" svg:y="0.18cm" svg:width="11.836cm" svg:height="8.64cm">
          <chart:coordinate-region svg:x="1.164cm" svg:y="0.382cm" svg:width="10.99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,1'.A2:'F=1,1'.A187" chart:label-cell-address="'F=1,1'.A1:'F=1,1'.A1" chart:class="chart:line">
            <chart:data-point chart:repeated="186"/>
          </chart:series>
          <chart:series chart:style-name="ch7" chart:values-cell-range-address="'F=1,1'.B2:'F=1,1'.B187" chart:label-cell-address="'F=1,1'.B1:'F=1,1'.B1" chart:class="chart:line">
            <chart:data-point chart:repeated="186"/>
          </chart:series>
          <chart:series chart:style-name="ch8" chart:values-cell-range-address="'F=1,1'.C2:'F=1,1'.C187" chart:label-cell-address="'F=1,1'.C1:'F=1,1'.C1" chart:class="chart:line">
            <chart:data-point chart:repeated="1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F=1,1'.A1:'F=1,1'.A1</svg:desc>
                </draw:g>
              </table:table-cell>
              <table:table-cell office:value-type="string">
                <text:p>Left Speed</text:p>
                <draw:g>
                  <svg:desc>'F=1,1'.B1:'F=1,1'.B1</svg:desc>
                </draw:g>
              </table:table-cell>
              <table:table-cell office:value-type="string">
                <text:p> Right Speed</text:p>
                <draw:g>
                  <svg:desc>'F=1,1'.C1:'F=1,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F=1,1'.A2:'F=1,1'.A187</svg:desc>
                </draw:g>
              </table:table-cell>
              <table:table-cell office:value-type="float" office:value="0">
                <text:p>0</text:p>
                <draw:g>
                  <svg:desc>'F=1,1'.B2:'F=1,1'.B187</svg:desc>
                </draw:g>
              </table:table-cell>
              <table:table-cell office:value-type="float" office:value="0">
                <text:p>0</text:p>
                <draw:g>
                  <svg:desc>'F=1,1'.C2:'F=1,1'.C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188">
                <text:p>18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11">
                <text:p>21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13">
                <text:p>2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22">
                <text:p>2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26">
                <text:p>2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F=1,0.91'.A1:'F=1,0.91'.C186" chart:data-source-has-labels="row" svg:x="0.32cm" svg:y="0.18cm" svg:width="11.836cm" svg:height="8.64cm">
          <chart:coordinate-region svg:x="1.164cm" svg:y="0.382cm" svg:width="10.99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,0.91'.A2:'F=1,0.91'.A186" chart:label-cell-address="'F=1,0.91'.A1:'F=1,0.91'.A1" chart:class="chart:line">
            <chart:data-point chart:repeated="185"/>
          </chart:series>
          <chart:series chart:style-name="ch7" chart:values-cell-range-address="'F=1,0.91'.B2:'F=1,0.91'.B186" chart:label-cell-address="'F=1,0.91'.B1:'F=1,0.91'.B1" chart:class="chart:line">
            <chart:data-point chart:repeated="185"/>
          </chart:series>
          <chart:series chart:style-name="ch8" chart:values-cell-range-address="'F=1,0.91'.C2:'F=1,0.91'.C186" chart:label-cell-address="'F=1,0.91'.C1:'F=1,0.91'.C1" chart:class="chart:line">
            <chart:data-point chart:repeated="1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F=1,0.91'.A1:'F=1,0.91'.A1</svg:desc>
                </draw:g>
              </table:table-cell>
              <table:table-cell office:value-type="string">
                <text:p>Left Speed</text:p>
                <draw:g>
                  <svg:desc>'F=1,0.91'.B1:'F=1,0.91'.B1</svg:desc>
                </draw:g>
              </table:table-cell>
              <table:table-cell office:value-type="string">
                <text:p> Right Speed</text:p>
                <draw:g>
                  <svg:desc>'F=1,0.91'.C1:'F=1,0.9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F=1,0.91'.A2:'F=1,0.91'.A186</svg:desc>
                </draw:g>
              </table:table-cell>
              <table:table-cell office:value-type="float" office:value="0">
                <text:p>0</text:p>
                <draw:g>
                  <svg:desc>'F=1,0.91'.B2:'F=1,0.91'.B186</svg:desc>
                </draw:g>
              </table:table-cell>
              <table:table-cell office:value-type="float" office:value="0">
                <text:p>0</text:p>
                <draw:g>
                  <svg:desc>'F=1,0.91'.C2:'F=1,0.91'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11">
                <text:p>2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13">
                <text:p>21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27">
                <text:p>22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S=0.75'.A1:'S=0.75'.C132" chart:data-source-has-labels="row" svg:x="0.32cm" svg:y="0.18cm" svg:width="11.836cm" svg:height="8.64cm">
          <chart:coordinate-region svg:x="1.164cm" svg:y="0.382cm" svg:width="10.99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0.75'.A2:'S=0.75'.A132" chart:label-cell-address="'S=0.75'.A1:'S=0.75'.A1" chart:class="chart:line">
            <chart:data-point chart:repeated="131"/>
          </chart:series>
          <chart:series chart:style-name="ch7" chart:values-cell-range-address="'S=0.75'.B2:'S=0.75'.B132" chart:label-cell-address="'S=0.75'.B1:'S=0.75'.B1" chart:class="chart:line">
            <chart:data-point chart:repeated="131"/>
          </chart:series>
          <chart:series chart:style-name="ch8" chart:values-cell-range-address="'S=0.75'.C2:'S=0.75'.C132" chart:label-cell-address="'S=0.75'.C1:'S=0.75'.C1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S=0.75'.A1:'S=0.75'.A1</svg:desc>
                </draw:g>
              </table:table-cell>
              <table:table-cell office:value-type="string">
                <text:p>Left Speed</text:p>
                <draw:g>
                  <svg:desc>'S=0.75'.B1:'S=0.75'.B1</svg:desc>
                </draw:g>
              </table:table-cell>
              <table:table-cell office:value-type="string">
                <text:p> Right Speed</text:p>
                <draw:g>
                  <svg:desc>'S=0.75'.C1:'S=0.7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  <draw:g>
                  <svg:desc>'S=0.75'.A2:'S=0.75'.A132</svg:desc>
                </draw:g>
              </table:table-cell>
              <table:table-cell office:value-type="float" office:value="0">
                <text:p>0</text:p>
                <draw:g>
                  <svg:desc>'S=0.75'.B2:'S=0.75'.B132</svg:desc>
                </draw:g>
              </table:table-cell>
              <table:table-cell office:value-type="float" office:value="0">
                <text:p>0</text:p>
                <draw:g>
                  <svg:desc>'S=0.75'.C2:'S=0.75'.C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165">
                <text:p>1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206">
                <text:p>2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302">
                <text:p>30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326">
                <text:p>3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339">
                <text:p>33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347">
                <text:p>34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374">
                <text:p>37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374">
                <text:p>37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77">
                <text:p>37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0">
                <text:p>360</text:p>
              </table:table-cell>
              <table:table-cell office:value-type="float" office:value="377">
                <text:p>37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">
                <text:p>360</text:p>
              </table:table-cell>
              <table:table-cell office:value-type="float" office:value="374">
                <text:p>37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">
                <text:p>360</text:p>
              </table:table-cell>
              <table:table-cell office:value-type="float" office:value="381">
                <text:p>38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378">
                <text:p>37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">
                <text:p>360</text:p>
              </table:table-cell>
              <table:table-cell office:value-type="float" office:value="381">
                <text:p>38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0">
                <text:p>360</text:p>
              </table:table-cell>
              <table:table-cell office:value-type="float" office:value="374">
                <text:p>37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">
                <text:p>360</text:p>
              </table:table-cell>
              <table:table-cell office:value-type="float" office:value="378">
                <text:p>37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376">
                <text:p>37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378">
                <text:p>37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0">
                <text:p>360</text:p>
              </table:table-cell>
              <table:table-cell office:value-type="float" office:value="385">
                <text:p>38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0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0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0">
                <text:p>360</text:p>
              </table:table-cell>
              <table:table-cell office:value-type="float" office:value="377">
                <text:p>37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0">
                <text:p>360</text:p>
              </table:table-cell>
              <table:table-cell office:value-type="float" office:value="374">
                <text:p>37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0">
                <text:p>360</text:p>
              </table:table-cell>
              <table:table-cell office:value-type="float" office:value="373">
                <text:p>37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0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55">
                <text:p>3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P=0.001'.A1:'P=0.001'.C138" chart:data-source-has-labels="row" svg:x="0.32cm" svg:y="0.18cm" svg:width="11.836cm" svg:height="8.64cm">
          <chart:coordinate-region svg:x="1.164cm" svg:y="0.382cm" svg:width="10.85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1'.A2:'P=0.001'.A138" chart:label-cell-address="'P=0.001'.A1:'P=0.001'.A1" chart:class="chart:line">
            <chart:data-point chart:repeated="137"/>
          </chart:series>
          <chart:series chart:style-name="ch7" chart:values-cell-range-address="'P=0.001'.B2:'P=0.001'.B138" chart:label-cell-address="'P=0.001'.B1:'P=0.001'.B1" chart:class="chart:line">
            <chart:data-point chart:repeated="137"/>
          </chart:series>
          <chart:series chart:style-name="ch8" chart:values-cell-range-address="'P=0.001'.C2:'P=0.001'.C138" chart:label-cell-address="'P=0.001'.C1:'P=0.001'.C1" chart:class="chart:line">
            <chart:data-point chart:repeated="1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P=0.001'.A1:'P=0.001'.A1</svg:desc>
                </draw:g>
              </table:table-cell>
              <table:table-cell office:value-type="string">
                <text:p>Left Speed</text:p>
                <draw:g>
                  <svg:desc>'P=0.001'.B1:'P=0.001'.B1</svg:desc>
                </draw:g>
              </table:table-cell>
              <table:table-cell office:value-type="string">
                <text:p> Right Speed</text:p>
                <draw:g>
                  <svg:desc>'P=0.001'.C1:'P=0.00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P=0.001'.A2:'P=0.001'.A138</svg:desc>
                </draw:g>
              </table:table-cell>
              <table:table-cell office:value-type="float" office:value="0">
                <text:p>0</text:p>
                <draw:g>
                  <svg:desc>'P=0.001'.B2:'P=0.001'.B138</svg:desc>
                </draw:g>
              </table:table-cell>
              <table:table-cell office:value-type="float" office:value="0">
                <text:p>0</text:p>
                <draw:g>
                  <svg:desc>'P=0.001'.C2:'P=0.001'.C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13">
                <text:p>2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P=0.01'.A1:'P=0.01'.C148" chart:data-source-has-labels="row" svg:x="0.32cm" svg:y="0.18cm" svg:width="11.836cm" svg:height="8.64cm">
          <chart:coordinate-region svg:x="1.164cm" svg:y="0.382cm" svg:width="10.99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1'.A2:'P=0.01'.A148" chart:label-cell-address="'P=0.01'.A1:'P=0.01'.A1" chart:class="chart:line">
            <chart:data-point chart:repeated="147"/>
          </chart:series>
          <chart:series chart:style-name="ch7" chart:values-cell-range-address="'P=0.01'.B2:'P=0.01'.B148" chart:label-cell-address="'P=0.01'.B1:'P=0.01'.B1" chart:class="chart:line">
            <chart:data-point chart:repeated="147"/>
          </chart:series>
          <chart:series chart:style-name="ch8" chart:values-cell-range-address="'P=0.01'.C2:'P=0.01'.C148" chart:label-cell-address="'P=0.01'.C1:'P=0.01'.C1" chart:class="chart:line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P=0.01'.A1:'P=0.01'.A1</svg:desc>
                </draw:g>
              </table:table-cell>
              <table:table-cell office:value-type="string">
                <text:p>Left Speed</text:p>
                <draw:g>
                  <svg:desc>'P=0.01'.B1:'P=0.01'.B1</svg:desc>
                </draw:g>
              </table:table-cell>
              <table:table-cell office:value-type="string">
                <text:p> Right Speed</text:p>
                <draw:g>
                  <svg:desc>'P=0.01'.C1:'P=0.0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P=0.01'.A2:'P=0.01'.A148</svg:desc>
                </draw:g>
              </table:table-cell>
              <table:table-cell office:value-type="float" office:value="0">
                <text:p>0</text:p>
                <draw:g>
                  <svg:desc>'P=0.01'.B2:'P=0.01'.B148</svg:desc>
                </draw:g>
              </table:table-cell>
              <table:table-cell office:value-type="float" office:value="0">
                <text:p>0</text:p>
                <draw:g>
                  <svg:desc>'P=0.01'.C2:'P=0.01'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99">
                <text:p>1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20">
                <text:p>2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27">
                <text:p>22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32">
                <text:p>2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694cm" style:legend-expansion="high" chart:style-name="ch2"/>
        <chart:plot-area chart:style-name="ch3" table:cell-range-address="'P=0.005'.A1:'P=0.005'.C155" chart:data-source-has-labels="row" svg:x="0.32cm" svg:y="0.18cm" svg:width="11.836cm" svg:height="8.64cm">
          <chart:coordinate-region svg:x="1.164cm" svg:y="0.382cm" svg:width="10.85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5'.A2:'P=0.005'.A155" chart:label-cell-address="'P=0.005'.A1:'P=0.005'.A1" chart:class="chart:line">
            <chart:data-point chart:repeated="154"/>
          </chart:series>
          <chart:series chart:style-name="ch7" chart:values-cell-range-address="'P=0.005'.B2:'P=0.005'.B155" chart:label-cell-address="'P=0.005'.B1:'P=0.005'.B1" chart:class="chart:line">
            <chart:data-point chart:repeated="154"/>
          </chart:series>
          <chart:series chart:style-name="ch8" chart:values-cell-range-address="'P=0.005'.C2:'P=0.005'.C155" chart:label-cell-address="'P=0.005'.C1:'P=0.005'.C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Speed</text:p>
                <draw:g>
                  <svg:desc>'P=0.005'.A1:'P=0.005'.A1</svg:desc>
                </draw:g>
              </table:table-cell>
              <table:table-cell office:value-type="string">
                <text:p>Left Speed</text:p>
                <draw:g>
                  <svg:desc>'P=0.005'.B1:'P=0.005'.B1</svg:desc>
                </draw:g>
              </table:table-cell>
              <table:table-cell office:value-type="string">
                <text:p> Right Speed</text:p>
                <draw:g>
                  <svg:desc>'P=0.005'.C1:'P=0.00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P=0.005'.A2:'P=0.005'.A155</svg:desc>
                </draw:g>
              </table:table-cell>
              <table:table-cell office:value-type="float" office:value="0">
                <text:p>0</text:p>
                <draw:g>
                  <svg:desc>'P=0.005'.B2:'P=0.005'.B155</svg:desc>
                </draw:g>
              </table:table-cell>
              <table:table-cell office:value-type="float" office:value="0">
                <text:p>0</text:p>
                <draw:g>
                  <svg:desc>'P=0.005'.C2:'P=0.005'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